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uk" fo:country="UA"/>
    </style:style>
    <style:style style:name="P2" style:family="paragraph" style:parent-style-name="Standard">
      <style:text-properties fo:language="uk" fo:country="UA" fo:font-weight="bold" style:font-weight-asian="bold" style:font-weight-complex="bold"/>
    </style:style>
    <style:style style:name="P3" style:family="paragraph" style:parent-style-name="Standard">
      <style:text-properties fo:language="uk" fo:country="UA" fo:font-weight="bold" officeooo:rsid="000a8b3a" officeooo:paragraph-rsid="000a8b3a" style:font-weight-asian="bold" style:font-weight-complex="bold"/>
    </style:style>
    <style:style style:name="P4" style:family="paragraph" style:parent-style-name="Standard">
      <style:text-properties fo:language="uk" fo:country="UA" fo:font-weight="bold" officeooo:paragraph-rsid="000c56a2" style:font-weight-asian="bold" style:font-weight-complex="bold"/>
    </style:style>
    <style:style style:name="P5" style:family="paragraph" style:parent-style-name="Standard">
      <style:text-properties fo:language="uk" fo:country="UA" fo:font-weight="bold" officeooo:rsid="000c9d3c" officeooo:paragraph-rsid="000c9d3c" style:font-weight-asian="bold" style:font-weight-complex="bold"/>
    </style:style>
    <style:style style:name="P6" style:family="paragraph" style:parent-style-name="Standard">
      <style:text-properties fo:language="uk" fo:country="UA" fo:font-weight="bold" officeooo:paragraph-rsid="000f1eab" style:font-weight-asian="bold" style:font-weight-complex="bold"/>
    </style:style>
    <style:style style:name="P7" style:family="paragraph" style:parent-style-name="Standard">
      <style:text-properties fo:language="uk" fo:country="UA" fo:font-weight="bold" officeooo:rsid="000f1eab" officeooo:paragraph-rsid="000f1eab" style:font-weight-asian="bold" style:font-weight-complex="bold"/>
    </style:style>
    <style:style style:name="P8" style:family="paragraph" style:parent-style-name="Standard">
      <style:text-properties fo:language="uk" fo:country="UA" fo:font-weight="bold" officeooo:paragraph-rsid="0010a7db" style:font-weight-asian="bold" style:font-weight-complex="bold"/>
    </style:style>
    <style:style style:name="P9" style:family="paragraph" style:parent-style-name="Standard">
      <style:text-properties fo:language="uk" fo:country="UA" officeooo:rsid="000b3a0a" officeooo:paragraph-rsid="000b3a0a"/>
    </style:style>
    <style:style style:name="P10" style:family="paragraph" style:parent-style-name="Standard">
      <style:text-properties fo:language="uk" fo:country="UA" officeooo:rsid="000c9d3c" officeooo:paragraph-rsid="000c9d3c"/>
    </style:style>
    <style:style style:name="P11" style:family="paragraph" style:parent-style-name="Standard">
      <style:text-properties fo:language="uk" fo:country="UA" officeooo:rsid="000f1eab" officeooo:paragraph-rsid="000f1eab"/>
    </style:style>
    <style:style style:name="P12" style:family="paragraph" style:parent-style-name="Standard">
      <style:text-properties fo:language="uk" fo:country="UA" officeooo:paragraph-rsid="000f1eab"/>
    </style:style>
    <style:style style:name="P13" style:family="paragraph" style:parent-style-name="Standard">
      <style:text-properties fo:language="uk" fo:country="UA" officeooo:paragraph-rsid="0010a7db"/>
    </style:style>
    <style:style style:name="T1" style:family="text">
      <style:text-properties fo:font-weight="bold" style:font-weight-asian="bold" style:font-weight-complex="bold"/>
    </style:style>
    <style:style style:name="T2" style:family="text">
      <style:text-properties officeooo:rsid="000b3a0a"/>
    </style:style>
    <style:style style:name="T3" style:family="text">
      <style:text-properties officeooo:rsid="000c1f15"/>
    </style:style>
    <style:style style:name="T4" style:family="text">
      <style:text-properties officeooo:rsid="000c56a2"/>
    </style:style>
    <style:style style:name="T5" style:family="text">
      <style:text-properties officeooo:rsid="000c9d3c"/>
    </style:style>
    <style:style style:name="T6" style:family="text">
      <style:text-properties officeooo:rsid="000f1eab"/>
    </style:style>
    <style:style style:name="T7" style:family="text">
      <style:text-properties officeooo:rsid="0010a7d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Голосіть, бо близький день Господній, він від Всемогутнього прийде, немов зруйнування…</text:p>
      <text:p text:style-name="P2">7. Тому то ослабнуть всі руки, і кожне серце людини зневіриться.</text:p>
      <text:p text:style-name="P2">8. І вони налякаються, болі та муки їх схоплять, немов породілля та, будуть тремтіти… Остовпіють один перед одним, полум'яні обличчя то їхні обличчя…</text:p>
      <text:p text:style-name="P2">9. Оце день Господній приходить, суворий, і лютість, і полум'я гніву, щоб землю зробити спустошенням, а грішних її повигублювати з неї!</text:p>
      <text:p text:style-name="P2">10. Бо зорі небесні та їхні сузір'я не дадуть свого світла, сонце затьмиться при сході своєму, а місяць не буде вже сяяти світлом своїм…</text:p>
      <text:p text:style-name="P2">11. І Я покараю всесвіт за зло, а безбожних за їхню провину, бундючність злочинця спиню, а гордість насильників знижу! (Ісая 13:6-11)</text:p>
      <text:p text:style-name="P1"/>
      <text:p text:style-name="P2">13. Не хочу ж я, браття, щоб не відали ви про покійних, щоб ви не сумували, як і інші, що надії не мають.</text:p>
      <text:p text:style-name="P2">14. Коли бо ми віруємо, що Ісус був умер і воскрес, так і покійних через Ісуса приведе Бог із Ним.</text:p>
      <text:p text:style-name="P2">15. Бо це ми вам кажемо словом Господнім, що ми, хто живе, хто полишений до приходу Господнього, ми не попередимо покійних.</text:p>
      <text:p text:style-name="P2">16. Сам бо Господь із наказом, при голосі Архангола та при Божій сурмі зійде з неба, і перше воскреснуть умерлі в Христі,</text:p>
      <text:p text:style-name="P2">17. потім ми, що живемо й зостались, будемо схоплені разом із ними на хмарах на зустріч Господню на повітрі, і так завсіди будемо з Господом.</text:p>
      <text:p text:style-name="P2">18. Отож, потішайте один одного цими словами!(1 до Солунян 4:13-18)</text:p>
      <text:p text:style-name="P1"/>
      <text:p text:style-name="P3">Принципи вивчення Біблії.</text:p>
      <text:p text:style-name="P1">Ось гарне емпіричне правило для вивчення Біблії. Біблія — це книга, яка призначена для розуміння. Бог не намагається обдурити. Бог не намагається ускладнити <text:span text:style-name="T2">зміст</text:span>. <text:span text:style-name="T2">Господь коли проповідує, часто використовує притчі, що нам були зрозумілі, більш складніші речі.</text:span></text:p>
      <text:p text:style-name="P1">І якщо хтось, <text:span text:style-name="T2">щось дуже складно тлумачить, скоріш за все це неправильне тлумачення.</text:span></text:p>
      <text:p text:style-name="P9">В науці я схожий принцип тлумачення законів природи, -принцип бритви Окама.</text:p>
      <text:p text:style-name="P9">У<text:span text:style-name="T1"> філософії бритва Оккама </text:span>— це принцип вирішення проблем, який рекомендує шукати пояснення, побудовані за допомогою найменшого можливого набору елементів. Він також відомий як принцип економії або <text:span text:style-name="T1">закон економії.</text:span></text:p>
      <text:p text:style-name="P1"><text:span text:style-name="T3">Я</text:span>кщо одне пояснення дуже просте, а інше надзвичайно складне, зазвичай правильним є просте пояснення. </text:p>
      <text:p text:style-name="P1">Тож це має сенс, тому що Бог не написа<text:span text:style-name="T3">с</text:span> Біблію таким чином, щоб нам потрібна <text:span text:style-name="T3">була </text:span>людина, яка б її нам тлумачила. У Біблії сказано, що не потрібно, щоб хтось вас навчав, 1 Івана, 2 розділ.</text:p>
      <text:p text:style-name="P2">20. А ви маєте помазання від Святого, і знаєте все.</text:p>
      <text:p text:style-name="P2">21. Я не писав вам, немов ви не знаєте правди, але що знаєте її, і що всяка лжа не від правди. 22. Хто неправдомовець, як не той, хто відкидає, що Ісус є Христос? Це антихрист, що відрікається Отця й Сина! 23. Кожен, хто відрікається Сина, не має Отця; хто визнає Сина, той має Отця. (1 Івана 2:20-23)</text:p>
      <text:p text:style-name="P2"/>
      <text:p text:style-name="P1">Він сказав, але як те саме помазання, навчить вас про все, і це правда, а не брехня,</text:p>
      <text:p text:style-name="P1">і як воно навчило вас, ви перебуватимете в ньому. Розумієте, Святий Дух має бути нашим учителем.90% того, що ми дізнаємося з Біблії, має бути з нашого особистого вивчення Біблії,</text:p>
      <text:p text:style-name="P1">і, можливо, інші 10% ми отримуємо в церкві, тому що ми повинні щодня досліджувати Святе Письмо, чи це так, щоб ми слухали церкву, і не просто покладатися на чоловіка.</text:p>
      <text:p text:style-name="P1"/>
      <text:p text:style-name="P1"><text:soft-page-break/>Але якщо це те, чого вас повинен навчити чоловік, схоже на те, що ми говорили сьогодні вранці, коли галати потрапили в фальшиву доктрину, Павло сказав, що це переконання не від Того, Хто вас кличе.</text:p>
      <text:p text:style-name="P1"><text:tab/>Хто заважав вам не коритися правді?</text:p>
      <text:p text:style-name="P1">Хтось увійшов і навчив вас цьому, і заплутав вас усією цією фальшивою доктриною.</text:p>
      <text:p text:style-name="P1">Розумієте, Біблія означає те, що вона говорить, і вона говорить те, що вона означає,</text:p>
      <text:p text:style-name="P1">і якщо ви ввійдете в це таким чином і сприймете це буквально, як би це можливо,</text:p>
      <text:p text:style-name="P1">і просто прочитайте, що там написано, це дуже легко зрозуміти.</text:p>
      <text:p text:style-name="P1">Тепер давайте почнемо читати це з вірша номер 13.</text:p>
      <text:p text:style-name="P4">13. Не хочу ж я, браття, щоб не відали ви про покійних, щоб ви не сумували, як і інші, що надії не мають. <text:span text:style-name="T4">Солунян 4:13</text:span></text:p>
      <text:p text:style-name="P1"/>
      <text:p text:style-name="P1">Вони насправді не померли, тому що вони живі на небесах, їхні тіла сплять у могилі,</text:p>
      <text:p text:style-name="P1">дух їхніх душ живий і здоровий на небі.</text:p>
      <text:p text:style-name="P1"><text:span text:style-name="T1">14. Коли бо ми віруємо, що Ісус був умер і воскрес, так і покійних через Ісуса приведе Бог із Ним. (1 до Солунян 4:14)</text:span></text:p>
      <text:p text:style-name="P1">Тому в основному <text:span text:style-name="T4">розрада</text:span> тут полягає в тому, що ви знову побачите свою кохану людину.</text:p>
      <text:p text:style-name="P1"><text:span text:style-name="T4">М</text:span>и не повинні сумувати, як ті, хто не має надії.</text:p>
      <text:p text:style-name="P10">Апостол говорить, що і він і ми не уникнемо страждання, але наша надія у Христі Ісусі непохитна.</text:p>
      <text:p text:style-name="P5">4. Бо коли ми були в вас, то казали вам наперед, що маємо страждати, як і сталось, і знаєте ви. (1 до Солунян 3:4)</text:p>
      <text:p text:style-name="P1"><text:tab/>Отже, віруючі завжди проходили через скорботу.</text:p>
      <text:p text:style-name="P1">Вони завжди проходили через випробування, переслідування та труднощі</text:p>
      <text:p text:style-name="P1">і це не означає, що ми <text:span text:style-name="T5">можемо </text:span>уникнути цього.</text:p>
      <text:p text:style-name="P1"><text:tab/>Це лише пояснення того, що коли Ісус Христос повертається в хмарах,</text:p>
      <text:p text:style-name="P1">сурма заграє, і мертві у Христі воскреснуть першими, тоді ми, що залишилися живі, будемо разом з ними захоплені на хмарах.</text:p>
      <text:p text:style-name="P1"><text:tab/>Це те, що відомо як захоплення. Це справді станеться.</text:p>
      <text:p text:style-name="P1">Реальна подія, друге пришестя Ісуса Христа, — це буквально реальна подія, яка <text:span text:style-name="T5">невдовзі</text:span> відбудеться. </text:p>
      <text:p text:style-name="P2">1. А про часи та про пори, брати, не потрібно писати до вас,</text:p>
      <text:p text:style-name="P2">2. бо самі ви докладно те знаєте, що прийде день Господній так, як злодій вночі.</text:p>
      <text:p text:style-name="P2">3. Бо коли говоритимуть: Мир і безпечність, тоді несподівано прийде загибіль на них, як мука тієї, що носить в утробі, і вони не втечуть! (1 до Солунян 5:1-3)</text:p>
      <text:p text:style-name="P1"/>
      <text:p text:style-name="P1">Очевидно, що підхоплення і день Господній відбудуться одночасно, інакше <text:span text:style-name="T5">апостол</text:span> не поєднав би їх сполучником і не сказав би, тому вам не потрібно, щоб я розповідав вам про часи та пори року, бо ви знаєте, що день Господній так приходить, як злодій уночі.</text:p>
      <text:p text:style-name="P1">У третьому вірші він каже: бо коли вони скажуть, він не сказав, коли ми кажемо або коли віруючі кажуть, коли вони скажуть мир і безпека, тоді раптова знищення приходить на них,</text:p>
      <text:p text:style-name="P1">як пологи на вагітну жінку, і вони не втечуть.</text:p>
      <text:p text:style-name="P1">Отже, саме вони отримають усі руйнування та <text:span text:style-name="T5">кари</text:span>, не ми, вони.</text:p>
      <text:p text:style-name="P1">Але дивіться, що він скаже далі, але ви, браття, не в темряві, що той день застане тебе як злодій.</text:p>
      <text:p text:style-name="P1">Отже, якщо ви віруючий, Ісус не прийде як злодій уночі. Це не застане вас зненацька.</text:p>
      <text:p text:style-name="P1">Ви не здивуєтеся. Невіруючий здивується, тому що вони скажуть мир і безпека,</text:p>
      <text:p text:style-name="P1">а потім раптова знищення приходить на них, як пологи на вагітну жінку,</text:p>
      <text:p text:style-name="P1">у темряві чи ні, що той день застане тебе як злодій.</text:p>
      <text:p text:style-name="P1"><text:soft-page-break/><text:tab/>Усі ми діти світла, і діти дня. Він сказав: ми не з ночі й не з темряви, тому не спимо, як інші, але пильнуймо та будьмо тверезі.</text:p>
      <text:p text:style-name="P2">5. Бо ви всі сини світла й сини дня. Не належимо ми ночі, ні темряві.</text:p>
      <text:p text:style-name="P2">6. Тож не будемо спати, як інші, а пильнуймо та будьмо тверезі!</text:p>
      <text:p text:style-name="P2">7. Ті бо, що сплять сплять уночі, а ті, що напиваються вночі напиваються.</text:p>
      <text:p text:style-name="P2">8. А ми, що належимо дневі, будьмо тверезі, зодягнувшися в броню віри й любови, та в шолом надії спасіння, 9. бо Бог нас не призначив на гнів, але щоб спасіння одержали Господом нашим Ісусом Христом, 10. що помер був за нас, щоб, чи пильнуємо ми чи спимо, укупі з Ним ми жили.</text:p>
      <text:p text:style-name="P2">11. Утішайте тому один одного, і збудовуйте один одного, як і чините ви! (1 до Солунян 5:5-11)</text:p>
      <text:p text:style-name="P1">Заграє сурма, Ісус Христос приходить на хмарах, який відомий як день Господній, і того самого дня раптова погибель приходить на них які не спасенні, які не є віруючими.</text:p>
      <text:p text:style-name="P1">Отже, в основному Бог виливає свій гнів,того самого дня, коли Ісус Христос приходить на хмарах і несе нас у захопленні, вгору в хмарах.</text:p>
      <text:p text:style-name="P1"><text:tab/>Поверніться до Ісаї 13,</text:p>
      <text:p text:style-name="P1">бо ви бачите, що день Господній є темою це згадується в Біблії багато-багато разів.</text:p>
      <text:p text:style-name="P1">Старий Заповіт наповнений згадками про день Господній, особливо книга Ісаї.</text:p>
      <text:p text:style-name="P1">Це один із моїх улюблених, але це все в Біблії, і коли ми переглядали Ісаю тиждень за тижнем,</text:p>
      <text:p text:style-name="P1">ми бачили багато, багато різних разів, але подивіться на Ісаю 13 і подивіться на вірш 9.</text:p>
      <text:p text:style-name="P6">9. Оце день Господній приходить, суворий, і лютість, і полум'я гніву, щоб землю зробити спустошенням, а грішних її повигублювати з неї! <text:span text:style-name="T6">Ісайя 13:9</text:span></text:p>
      <text:p text:style-name="P11">А вірш 10 говорить:</text:p>
      <text:p text:style-name="P7">10. Бо зорі небесні та їхні сузір'я не дадуть свого світла, сонце затьмиться при сході своєму, а місяць не буде вже сяяти світлом своїм… Ісайя 13:10</text:p>
      <text:p text:style-name="P1">а потім він каже у вірші номер 13,</text:p>
      <text:p text:style-name="P2">13. Тому небеса захитаю, і рухнеться земля з свого місця від лютости Господа Саваота, у День, як палатиме гнів Його…(Ісая 13:13)</text:p>
      <text:p text:style-name="P11">Пророк Йоіль говорить те саме:</text:p>
      <text:p text:style-name="P7">10. Трясеться земля перед ним, тремтить небо, сонце та місяць темніють, а зорі загублюють сяйво своє. (Йоїл 2:10)</text:p>
      <text:p text:style-name="P12"><text:span text:style-name="T6">Це саме навчають і Даниїл і Єзекіїль. </text:span>Біблія дуже послідовна.</text:p>
      <text:p text:style-name="P2">12. І коли шосту печатку розкрив, я поглянув, і ось сталось велике трясіння землі, і сонце зчорніло, як міх волосяний, і ввесь місяць зробився, як кров…</text:p>
      <text:p text:style-name="P2">13. І на землю попадали зорі небесні, як фіґове дерево ронить свої недозрілі плоди, коли потрясе сильний вітер…</text:p>
      <text:p text:style-name="P2">14. І небо сховалось, згорнувшись, немов той сувій пергамену, і кожна гора, і кожен острів порушилися з своїх місць… (Об'явлення 6:12-14)</text:p>
      <text:p text:style-name="P1">Тож зауважте, що день Господній пов’язаний з сонцем і місяцем, які спочатку потемніли,</text:p>
      <text:p text:style-name="P1">тоді настане день Господній і тоді є визволення для тих, хто прикликав ім’я Господа.</text:p>
      <text:p text:style-name="P13">Подивіться на Матвія 24, <text:span text:style-name="T7">День Господній завжди асоціюється з затемненням С</text:span>онц<text:span text:style-name="T7">я</text:span> і <text:span text:style-name="T7">М</text:span>ісяц<text:span text:style-name="T7">я.</text:span></text:p>
      <text:p text:style-name="P8">29. І зараз, по скорботі тих днів, сонце затьмиться, і місяць не дасть свого світла, і зорі попадають з неба, і сили небесні порушаться. (Від Матвія 24:29)</text:p>
      <text:p text:style-name="P13"><text:tab/><text:span text:style-name="T7">Що тут складного?</text:span></text:p>
      <text:p text:style-name="P1"/>
      <text:p text:style-name="P1">Це означає відразу після.</text:p>
      <text:p text:style-name="P1">Це означає під час?</text:p>
      <text:p text:style-name="P1">Ні, тут сказано відразу після скорботи тих днів.</text:p>
      <text:p text:style-name="P1">Сонце сонце померкне</text:p>
      <text:p text:style-name="P1"><text:soft-page-break/>і місяць не дасть світла свого.</text:p>
      <text:p text:style-name="P1">Це звучить знайомо?</text:p>
      <text:p text:style-name="P1">І зірки впадуть з неба</text:p>
      <text:p text:style-name="P1">і сили небесні похитнуться.</text:p>
      <text:p text:style-name="P1">І тоді з'явиться знак</text:p>
      <text:p text:style-name="P1">Сина Людського на небі</text:p>
      <text:p text:style-name="P1">і тоді заплачуть усі племена землі</text:p>
      <text:p text:style-name="P1">і вони побачать Сина Людського</text:p>
      <text:p text:style-name="P1">приходить у хмарах.</text:p>
      <text:p text:style-name="P1">Це звучить знайомо?</text:p>
      <text:p text:style-name="P1">З силою і великою славою</text:p>
      <text:p text:style-name="P1">і він пошле своїх ангелів</text:p>
      <text:p text:style-name="P1">з великим звуком труби.</text:p>
      <text:p text:style-name="P1">Ви пам'ятаєте звук труби?</text:p>
      <text:p text:style-name="P1">Каже, і зберуться</text:p>
      <text:p text:style-name="P1">його обранець від чотирьох вітрів</text:p>
      <text:p text:style-name="P1">від одного кінця неба до іншого.</text:p>
      <text:p text:style-name="P1">Тепер вивчіть притчу про фігове дерево.</text:p>
      <text:p text:style-name="P1">Пам'ятай, зірки з неба падали б на землю</text:p>
      <text:p text:style-name="P1">як фіги з фігового дерева?</text:p>
      <text:p text:style-name="P1">Він сказав, коли його гілки ще ніжні</text:p>
      <text:p text:style-name="P1">і розпустив листя, ти знаєш, що літо не є.</text:p>
      <text:p text:style-name="P1">Так само й ви, коли побачите все це,</text:p>
      <text:p text:style-name="P1">знати, що це близько</text:p>
      <text:p text:style-name="P1">навіть у дверях.</text:p>
      <text:p text:style-name="P1">Бачите, ми не в темряві</text:p>
      <text:p text:style-name="P1">що той день застане нас як злодій.</text:p>
      <text:p text:style-name="P1">Коли ми бачимо, що ці речі здійснюються</text:p>
      <text:p text:style-name="P1">ми дізнаємося, що це близько, навіть за дверима.</text:p>
      <text:p text:style-name="P1">Він каже: істинно кажу вам</text:p>
      <text:p text:style-name="P1">це покоління не пройде</text:p>
      <text:p text:style-name="P1">поки всі ці речі не будуть виконані.</text:p>
      <text:p text:style-name="P1">Він пояснює це на початку розділу</text:p>
      <text:p text:style-name="P1">він починає описувати скорботу</text:p>
      <text:p text:style-name="P1">і брат</text:p>
      <text:p text:style-name="P1">видавши брата на смерть</text:p>
      <text:p text:style-name="P1">і весь фальшивий Христос</text:p>
      <text:p text:style-name="P1">кажучи, я Ісус Христос.</text:p>
      <text:p text:style-name="P1">Він сказав, що все буде</text:p>
      <text:p text:style-name="P1">в одному поколінні, ось що він каже.</text:p>
      <text:p text:style-name="P1">Він не каже, що люди, з якими він розмовляє</text:p>
      <text:p text:style-name="P1">не пройшов би. Він каже з того часу</text:p>
      <text:p text:style-name="P1">що ці речі починають збуватися</text:p>
      <text:p text:style-name="P1">те покоління не пройде.</text:p>
      <text:p text:style-name="P1">Багато людей навчають, що події Одкровення</text:p>
      <text:p text:style-name="P1">відбувалося протягом тисячі років</text:p>
      <text:p text:style-name="P1">протягом середньовіччя</text:p>
      <text:p text:style-name="P1">так що це щось постійне</text:p>
      <text:p text:style-name="P1">протягом усієї історії світу.</text:p>
      <text:p text:style-name="P1"><text:soft-page-break/>Немає. Він сказав, що це відбувається за одне покоління.</text:p>
      <text:p text:style-name="P1">Це короткострокова річ</text:p>
      <text:p text:style-name="P1">але це сталося, коли ці речі починають здійснюватися</text:p>
      <text:p text:style-name="P1">він сказав, воно йде.</text:p>
      <text:p text:style-name="P1">Ісус Христос приходить</text:p>
      <text:p text:style-name="P1">і ви побачите, як ці речі здійсняться.</text:p>
      <text:p text:style-name="P1">Він говорить у вірші номер 35</text:p>
      <text:p text:style-name="P1">небо й земля проминуть</text:p>
      <text:p text:style-name="P1">але слова мої не пройдуть</text:p>
      <text:p text:style-name="P1">але того дня й години</text:p>
      <text:p text:style-name="P1">не знає жодної людини</text:p>
      <text:p text:style-name="P1">якого дня і години?</text:p>
      <text:p text:style-name="P1">Про Ісуса, який приходить у хмарах</text:p>
      <text:p text:style-name="P1">дня Господнього.</text:p>
      <text:p text:style-name="P1">Він сказав: нікого не знає</text:p>
      <text:p text:style-name="P1">не знають ангелів небесних</text:p>
      <text:p text:style-name="P1">але як були дні Ноя</text:p>
      <text:p text:style-name="P1">так буде й прихід Сина Людського</text:p>
      <text:p text:style-name="P1">бо як за днів Ноя</text:p>
      <text:p text:style-name="P1">вони були до потопу</text:p>
      <text:p text:style-name="P1">вони їли і пили</text:p>
      <text:p text:style-name="P1">одруження, дарування та шлюб</text:p>
      <text:p text:style-name="P1">аж до дня, коли Ной увійшов у ковчег</text:p>
      <text:p text:style-name="P1">в основному це ваш спокій і безпека</text:p>
      <text:p text:style-name="P1">вони думають, що все добре</text:p>
      <text:p text:style-name="P1">Каже, і не знав, поки не прийшла повінь</text:p>
      <text:p text:style-name="P1">і забрав їх усіх</text:p>
      <text:p text:style-name="P1">так буде й прихід Сина Людського</text:p>
      <text:p text:style-name="P1">тоді двоє будуть на полі</text:p>
      <text:p text:style-name="P1">один візьметься, а другий залишиться</text:p>
      <text:p text:style-name="P1">дивіться тому</text:p>
      <text:p text:style-name="P1">бо ви не знаєте, котра година</text:p>
      <text:p text:style-name="P1">ваш Господь прийде</text:p>
      <text:p text:style-name="P1">ти не знаєш ні дня, ні години</text:p>
      <text:p text:style-name="P1">але ти знаєш часи та пори року</text:p>
      <text:p text:style-name="P1">тому що коли ви починаєте бачити, як ці речі здійснюються</text:p>
      <text:p text:style-name="P1">ти дізнаєшся, що це близько навіть за дверима</text:p>
      <text:p text:style-name="P1">ти бачиш багато людей</text:p>
      <text:p text:style-name="P1">спробує перекрутити Біблію</text:p>
      <text:p text:style-name="P1">тепер будь логічним, друже</text:p>
      <text:p text:style-name="P1">якщо почати читати Біблію</text:p>
      <text:p text:style-name="P1">і ви починаєте читати Новий Завіт</text:p>
      <text:p text:style-name="P1">яку першу книгу ти, ймовірно, збираєшся прочитати</text:p>
      <text:p text:style-name="P1">коли починаєш читати Новий Завіт</text:p>
      <text:p text:style-name="P1">книга Матвія</text:p>
      <text:p text:style-name="P1">зараз, коли мені було 12 років</text:p>
      <text:p text:style-name="P1">Я вирішила, що хочу читати</text:p>
      <text:p text:style-name="P1">весь Новий Завіт, коли мені було 12</text:p>
      <text:p text:style-name="P1">і я взяв Новий Завіт</text:p>
      <text:p text:style-name="P1"><text:soft-page-break/>Я почав читати книгу від Матвія</text:p>
      <text:p text:style-name="P1">і я дійшов до Матвія 24</text:p>
      <text:p text:style-name="P1">і я прочитав її 12-річним хлопчиком</text:p>
      <text:p text:style-name="P1">і я сказав, знаєте що</text:p>
      <text:p text:style-name="P1">Я завжди думав, що це неправильно</text:p>
      <text:p text:style-name="P1">чого мене навчили в християнській школі та в церкві</text:p>
      <text:p text:style-name="P1">що Ісус міг прийти будь-якої миті</text:p>
      <text:p text:style-name="P1">всі зникнуть</text:p>
      <text:p text:style-name="P1">ніхто не дізнається, що сталося</text:p>
      <text:p text:style-name="P1">і я сказав, що ти знаєш, що я знав, що це неправильно</text:p>
      <text:p text:style-name="P1">щось у мене не вийшло</text:p>
      <text:p text:style-name="P1">і я прочитав це і сказав, що це неправда</text:p>
      <text:p text:style-name="P1">сказано після скорботи</text:p>
      <text:p text:style-name="P1">там сказано, що сонце й місяць затьмаряться</text:p>
      <text:p text:style-name="P1">і я не думаю, що люди будуть дивуватися</text:p>
      <text:p text:style-name="P1">що сталося</text:p>
      <text:p text:style-name="P1">бо сонце й місяць померкли</text:p>
      <text:p text:style-name="P1">і побачили Ісуса, що йшов у хмарах</text:p>
      <text:p text:style-name="P1">вони будуть знати, що сталося</text:p>
      <text:p text:style-name="P1">вони не скажуть, де всі</text:p>
      <text:p text:style-name="P1">вони скажуть горам і скелям</text:p>
      <text:p text:style-name="P1">впади на нас і сховай нас від лиця ягняти</text:p>
      <text:p text:style-name="P1">або від обличчя того, хто каже, що мене кинули</text:p>
      <text:p text:style-name="P1">бо надходить великий день Його гніву</text:p>
      <text:p text:style-name="P1">і він зможе стояти</text:p>
      <text:p text:style-name="P1">це те, що вони збираються сказати</text:p>
      <text:p text:style-name="P1">але ви бачите, що нас обманули</text:p>
      <text:p text:style-name="P1">і це перший розділ, який ви читаєте</text:p>
      <text:p text:style-name="P1">як ви читаєте в Новому Завіті</text:p>
      <text:p text:style-name="P1">що йде до Другого пришестя</text:p>
      <text:p text:style-name="P1">воно переходить у захоплення</text:p>
      <text:p text:style-name="P1">тепер багато людей скажуть добре, пастор Андерсон</text:p>
      <text:p text:style-name="P1">вам потрібно усвідомити</text:p>
      <text:p text:style-name="P1">що Матвій 24 розмовляє з євреями</text:p>
      <text:p text:style-name="P1">ось що вони скажуть</text:p>
      <text:p text:style-name="P1">тепер, перш за все, я вірю, що кожна обіцянка в книзі</text:p>
      <text:p text:style-name="P1">мій кожен розділ, кожен вірш, кожен рядок</text:p>
      <text:p text:style-name="P1">Я не знаю, яким євреям це написано</text:p>
      <text:p text:style-name="P1">невіруючих євреїв</text:p>
      <text:p text:style-name="P1">або врятованих християн</text:p>
      <text:p text:style-name="P1">тому що я думав, що в Христі</text:p>
      <text:p text:style-name="P1">немає ні єврея, ні язичника</text:p>
      <text:p text:style-name="P1">тому я не знав, що це велика справа</text:p>
      <text:p text:style-name="P1">але кажуть, що це розмова з євреями</text:p>
      <text:p text:style-name="P1">ну перегорни, якщо хочеш мати Одкровення, розділ 6</text:p>
      <text:p text:style-name="P1">тримай там палець</text:p>
      <text:p text:style-name="P1">подивіться 6 розділ Одкровення</text:p>
      <text:p text:style-name="P1">бачиш, тобі треба просто вчитися</text:p>
      <text:p text:style-name="P1">як читати Біблію і просто читати її для себе</text:p>
      <text:p text:style-name="P1"><text:soft-page-break/>і не дозволяйте людям перекручувати це на вас</text:p>
      <text:p text:style-name="P1">ти знаєш, я маю на увазі, якщо це зрозуміло</text:p>
      <text:p text:style-name="P1">ясно</text:p>
      <text:p text:style-name="P1">подивіться 6 розділ Одкровення</text:p>
      <text:p text:style-name="P1">і Біблія розповідає про це</text:p>
      <text:p text:style-name="P1">це сказано у вірші 1</text:p>
      <text:p text:style-name="P1">і я бачив, коли Агнець відкрив одну з печатей</text:p>
      <text:p text:style-name="P1">і почув я, як слово, гуркіт грому</text:p>
      <text:p text:style-name="P1">один із чотирьох звірів каже: прийди й подивись</text:p>
      <text:p text:style-name="P1">і я побачив, що тримає білого коня</text:p>
      <text:p text:style-name="P1">і він сів на нього з лука</text:p>
      <text:p text:style-name="P1">і вінець був даний йому, і він пішов перемагати</text:p>
      <text:p text:style-name="P1">і завойовувати</text:p>
      <text:p text:style-name="P1">і коли він відкрив другу печатку</text:p>
      <text:p text:style-name="P1">Я чув, як другий звір сказав: прийди і подивись</text:p>
      <text:p text:style-name="P1">і вийшов інший кінь, рудий</text:p>
      <text:p text:style-name="P1">і що вони повинні вбивати один одного</text:p>
      <text:p text:style-name="P1">і дано йому великий меч</text:p>
      <text:p text:style-name="P1">тому коли прийде перший вершник</text:p>
      <text:p text:style-name="P1">у вас є чоловік верхи на білому коні</text:p>
      <text:p text:style-name="P1">у нього в руці лук, а на голові вінець</text:p>
      <text:p text:style-name="P1">і він йде вперед перемагаючи і перемагати</text:p>
      <text:p text:style-name="P1">як антихрист, самозванець</text:p>
      <text:p text:style-name="P1">Ісуса Христа, Ісус приїде на білому коні</text:p>
      <text:p text:style-name="P1">ця людина приїжджає на білому коні, щоб підкорити світ</text:p>
      <text:p text:style-name="P1">виходить другий кінь</text:p>
      <text:p text:style-name="P1">і є всі види війни</text:p>
      <text:p text:style-name="P1">і він заснований на 3 світовій війні</text:p>
      <text:p text:style-name="P1">Ви знаєте, чоловіки вбивають один одного</text:p>
      <text:p text:style-name="P1">немає спокою на землі</text:p>
      <text:p text:style-name="P1">третя печатка знаходиться у вірші 5</text:p>
      <text:p text:style-name="P1">і коли він відкрив третю печатку</text:p>
      <text:p text:style-name="P1">Я чув, як третій звір сказав: «Прийди і подивися».</text:p>
      <text:p text:style-name="P1">і мене тримали б на низькому чорному коні</text:p>
      <text:p text:style-name="P1">і він сів на нього з терезів у своїй руці</text:p>
      <text:p text:style-name="P1">і почув я голос посеред чотирьох звірів, що сказав:</text:p>
      <text:p text:style-name="P1">міра пшениці на гріш</text:p>
      <text:p text:style-name="P1">і три міри ячменю по пенні</text:p>
      <text:p text:style-name="P1">і дивись, щоб ти не пошкодив олії та вину</text:p>
      <text:p text:style-name="P1">ти бачиш три міри ячменю за пенні</text:p>
      <text:p text:style-name="P1">або міра пшениці за гріш</text:p>
      <text:p text:style-name="P1">що ви повинні зрозуміти, це те, що</text:p>
      <text:p text:style-name="P1">у Біблії пенні - це не наш сьогоднішній пенні</text:p>
      <text:p text:style-name="P1">ти знаєш</text:p>
      <text:p text:style-name="P1">пенні в Біблії</text:p>
      <text:p text:style-name="P1">є грошовою одиницею</text:p>
      <text:p text:style-name="P1">що ми бачимо в Матвія, розділ 22</text:p>
      <text:p text:style-name="P1">Ісус розповідає притчу про людей, які працюють</text:p>
      <text:p text:style-name="P1">12 годинний день</text:p>
      <text:p text:style-name="P1"><text:soft-page-break/>і отримання пенні в кінці цього</text:p>
      <text:p text:style-name="P1">і це була денна зарплата</text:p>
      <text:p text:style-name="P1">і це вважалося законною заробітною платою</text:p>
      <text:p text:style-name="P1">Тож сьогодні, якби ви поїхали в це місце</text:p>
      <text:p text:style-name="P1">це схоже на поденний робочий</text:p>
      <text:p text:style-name="P1">прямо тут, тому що в основному це те, про що історія</text:p>
      <text:p text:style-name="P1">і Ісус</text:p>
      <text:p text:style-name="P1">розповідає історію про людину, яка наймає</text:p>
      <text:p text:style-name="P1">деякі поденники</text:p>
      <text:p text:style-name="P1">а сьогодні він їм копійки платить</text:p>
      <text:p text:style-name="P1">і вони були щасливі, поки не побачили</text:p>
      <text:p text:style-name="P1">хтось інший, на їхню думку, отримав кращу угоду</text:p>
      <text:p text:style-name="P1">і скільки б ви отримали</text:p>
      <text:p text:style-name="P1">якби ти пішов і записався тут як поденник</text:p>
      <text:p text:style-name="P1">знаєш, що</text:p>
      <text:p text:style-name="P1">50 баксів, 100 баксів, 150 баксів</text:p>
      <text:p text:style-name="P1">десь там ви хочете заплатити 100 баксів</text:p>
      <text:p text:style-name="P1">за мірку пшениці</text:p>
      <text:p text:style-name="P1">подумай про це зараз</text:p>
      <text:p text:style-name="P1">100 баксів за мірку пшениці</text:p>
      <text:p text:style-name="P1">або три міри ячменю</text:p>
      <text:p text:style-name="P1">це досить дорого</text:p>
      <text:p text:style-name="P1">тут описується голод</text:p>
      <text:p text:style-name="P1">їжі бракує</text:p>
      <text:p text:style-name="P1">а попит і пропозиція спричинили ціни на продукти харчування</text:p>
      <text:p text:style-name="P1">бути надзвичайно дорогим</text:p>
      <text:p text:style-name="P1">тому це час воєн</text:p>
      <text:p text:style-name="P1">голод</text:p>
      <text:p text:style-name="P1">завоювання</text:p>
      <text:p text:style-name="P1">подивіться на четверту печатку</text:p>
      <text:p text:style-name="P1">сказано у вірші номер</text:p>
      <text:p text:style-name="P1">7 і коли відкрив четверту печатку</text:p>
      <text:p text:style-name="P1">Я почув голос четвертого звіра, який сказав: «Прийди і подивися».</text:p>
      <text:p text:style-name="P1">і я глянув на старого блідого коня</text:p>
      <text:p text:style-name="P1">а ім'я йому, що сиділо на ньому, — смерть</text:p>
      <text:p text:style-name="P1">і пекло слідувало за ним</text:p>
      <text:p text:style-name="P1">і була дана їм влада над четвертою частиною землі</text:p>
      <text:p text:style-name="P1">вбити мечем</text:p>
      <text:p text:style-name="P1">і з голодом</text:p>
      <text:p text:style-name="P1">ми вже бачили це в останніх двох печатках</text:p>
      <text:p text:style-name="P1">і зі смертю, і зі звірами земними</text:p>
      <text:p text:style-name="P1">і коли відкрив п'яту печатку</text:p>
      <text:p text:style-name="P1">Я бачив під вівтарем душі</text:p>
      <text:p text:style-name="P1">тепер зауважте, що він не бачить їхніх тіл</text:p>
      <text:p text:style-name="P1">він бачив їхні душі</text:p>
      <text:p text:style-name="P1">тому що момент, коли віруючий помирає</text:p>
      <text:p text:style-name="P1">його тіло йде в могилу</text:p>
      <text:p text:style-name="P1">ховаємо тіло</text:p>
      <text:p text:style-name="P1">ми бачимо тіло, якщо це похорон у відкритій скрині</text:p>
      <text:p text:style-name="P1"><text:soft-page-break/>душа йде на небо</text:p>
      <text:p text:style-name="P1">пізніше тіло воскресне</text:p>
      <text:p text:style-name="P1">під час першого воскресіння, також відомого як піднесення</text:p>
      <text:p text:style-name="P1">так він бачив душі</text:p>
      <text:p text:style-name="P1">які були вбиті за слово Боже</text:p>
      <text:p text:style-name="P1">і за свідчення, які вони мали</text:p>
      <text:p text:style-name="P1">і закричали вони гучним голосом</text:p>
      <text:p text:style-name="P1">кажучи, як довго, Господи, святий і правдивий</text:p>
      <text:p text:style-name="P1">ти не судиш</text:p>
      <text:p text:style-name="P1">і помстимо за нашу кров тим, хто живе на землі</text:p>
      <text:p text:style-name="P1">і дали білі шати</text:p>
      <text:p text:style-name="P1">до кожного з них</text:p>
      <text:p text:style-name="P1">і було сказано, що вони повинні ще відпочити</text:p>
      <text:p text:style-name="P1">маленький сезон</text:p>
      <text:p text:style-name="P1">так що наближається відплата</text:p>
      <text:p text:style-name="P1">аж до своїх товаришів-слуг</text:p>
      <text:p text:style-name="P1">також і їхні брати</text:p>
      <text:p text:style-name="P1">які повинні бути вбиті, як вони були</text:p>
      <text:p text:style-name="P1">має бути виконано</text:p>
      <text:p text:style-name="P1">і я бачив, коли він відкрив шосту печатку</text:p>
      <text:p text:style-name="P1">і ось стався великий землетрус</text:p>
      <text:p text:style-name="P1">досі у нас були війни, голод</text:p>
      <text:p text:style-name="P1">і християн вбивають</text:p>
      <text:p text:style-name="P1">і вбиті мечем за свою віру</text:p>
      <text:p text:style-name="P1">каже він, коли відкрив шосту печатку</text:p>
      <text:p text:style-name="P1">і ось стався великий землетрус</text:p>
      <text:p text:style-name="P1">і сонце стало чорним</text:p>
      <text:p text:style-name="P1">як мішок з пари це звучить знайомо</text:p>
      <text:p text:style-name="P1">і місяць став його кров'ю</text:p>
      <text:p text:style-name="P1">точне формулювання Ісаї 13</text:p>
      <text:p text:style-name="P1">і зорі небесні падали на землю</text:p>
      <text:p text:style-name="P1">навіть як фігове дерево</text:p>
      <text:p text:style-name="P1">кинути на їх передчасні фіги</text:p>
      <text:p text:style-name="P1">коли її стрясає могутній вітер</text:p>
      <text:p text:style-name="P1">і небо зникло, як сувій</text:p>
      <text:p text:style-name="P1">коли він згорнутий разом</text:p>
      <text:p text:style-name="P1">це прямо з Ісаї 13</text:p>
      <text:p text:style-name="P1">— сказав він на кожній горі й острові</text:p>
      <text:p text:style-name="P1">були виселені зі своїх місць</text:p>
      <text:p text:style-name="P1">і царі землі, і великі люди</text:p>
      <text:p text:style-name="P1">і багатіїв, і сотників</text:p>
      <text:p text:style-name="P1">і лицарі, і всі раби</text:p>
      <text:p text:style-name="P1">і всі вільні люди сховалися</text:p>
      <text:p text:style-name="P1">і нори, і скелі, і гори</text:p>
      <text:p text:style-name="P1">від лиця Того, Хто сидить на престолі</text:p>
      <text:p text:style-name="P1">і від гніву Агнця</text:p>
      <text:p text:style-name="P1">на великий день Його гніву</text:p>
      <text:p text:style-name="P1">зверніть увагу на наступні два слова</text:p>
      <text:p text:style-name="P1">прийшов</text:p>
      <text:p text:style-name="P1"><text:soft-page-break/>дивіться там теперішній час</text:p>
      <text:p text:style-name="P1">прийшов</text:p>
      <text:p text:style-name="P1">якщо сказано прийшло</text:p>
      <text:p text:style-name="P1">як усі сучасні Біблії змінюють його на</text:p>
      <text:p text:style-name="P1">зміна NIV на прийшла</text:p>
      <text:p text:style-name="P1">Я вірю, що зміниться навіть новий король Яків</text:p>
      <text:p text:style-name="P1">Мені доведеться пошукати це</text:p>
      <text:p text:style-name="P1">але якщо він сказав прийшов</text:p>
      <text:p text:style-name="P1">можна сказати, що це було давно</text:p>
      <text:p text:style-name="P1">але якщо ви сказали великий день гніву</text:p>
      <text:p text:style-name="P1">прийшов, це означає, що він щойно прийшов</text:p>
      <text:p text:style-name="P1">це означає, що воно зараз тут</text:p>
      <text:p text:style-name="P1">воно щойно прибуло</text:p>
      <text:p text:style-name="P1">Я збираюся шукати це в новому «Королі Якові».</text:p>
      <text:p text:style-name="P1">тому що новий король Яків змінює так багато речей</text:p>
      <text:p text:style-name="P1">Я був би здивований, якби це не змінилося</text:p>
      <text:p text:style-name="P1">дозвольте мені швидко поглянути тут</text:p>
      <text:p text:style-name="P1">так, ми йдемо</text:p>
      <text:p text:style-name="P1">бо настав великий день Його гніву</text:p>
      <text:p text:style-name="P1">щоб вам було легше зрозуміти</text:p>
      <text:p text:style-name="P1">як завжди</text:p>
      <text:p text:style-name="P1">і тому це дуже ясно в Біблії</text:p>
      <text:p text:style-name="P1">що настав великий день гніву</text:p>
      <text:p text:style-name="P1">тому вони зараз про це говорять</text:p>
      <text:p text:style-name="P1">настав день гніву Його</text:p>
      <text:p text:style-name="P1">ти бачиш Божий гнів</text:p>
      <text:p text:style-name="P1">приходить не доки</text:p>
      <text:p text:style-name="P1">після шостої печатки</text:p>
      <text:p text:style-name="P1">відкритий, і сонце, і місяць брудні</text:p>
      <text:p text:style-name="P1">це означає, що гнів Божий не прийшов</text:p>
      <text:p text:style-name="P1">раніше</text:p>
      <text:p text:style-name="P1">душі, що були під вівтарем</text:p>
      <text:p text:style-name="P1">на п'ятій печатці були</text:p>
      <text:p text:style-name="P1">очікування кажучи</text:p>
      <text:p text:style-name="P1">коли Бог помститься</text:p>
      <text:p text:style-name="P1">наша кров на тих, хто живе тут</text:p>
      <text:p text:style-name="P1">що означає, що він ще цього не робив</text:p>
      <text:p text:style-name="P1">Я не збираюся говорити</text:p>
      <text:p text:style-name="P1">Я вже це роблю</text:p>
      <text:p text:style-name="P1">ти не бачиш, що я роблю?</text:p>
      <text:p text:style-name="P1">подумай над цим</text:p>
      <text:p text:style-name="P1">Я маю на увазі просто використовувати логіку</text:p>
      <text:p text:style-name="P1">вони кажуть, коли ви повернете цим людям гроші</text:p>
      <text:p text:style-name="P1">Бог, що означає, що цього ще не сталося</text:p>
      <text:p text:style-name="P1">і він сказав, що тобі потрібно почекати</text:p>
      <text:p text:style-name="P1">маленький сезон</text:p>
      <text:p text:style-name="P1">і тоді це станеться</text:p>
      <text:p text:style-name="P1">потім шоста печатка відкрита для сонця і місяця або темряви</text:p>
      <text:p text:style-name="P1">тоді він почав ховатися в скелях</text:p>
      <text:p text:style-name="P1"><text:soft-page-break/>кажучи, що настав великий день Його гніву</text:p>
      <text:p text:style-name="P1">і ти зможеш сказати</text:p>
      <text:p text:style-name="P1">вірш 1</text:p>
      <text:p text:style-name="P1">бачите, ви повинні зрозуміти</text:p>
      <text:p text:style-name="P1">розділи в Біблії роблять це дуже легким</text:p>
      <text:p text:style-name="P1">орієнтуватися в Біблії</text:p>
      <text:p text:style-name="P1">і допомогти розставити розділові знаки в Біблії</text:p>
      <text:p text:style-name="P1">але ти не можеш просто перестати читати</text:p>
      <text:p text:style-name="P1">тому що розділ закінчено</text:p>
      <text:p text:style-name="P1">ну це все</text:p>
      <text:p text:style-name="P1">Біблія перетікає в наступний розділ</text:p>
      <text:p text:style-name="P1">у багатьох випадках яке перше слово розділу 7</text:p>
      <text:p text:style-name="P1">яка частина мови?</text:p>
      <text:p text:style-name="P1">це сполучник</text:p>
      <text:p text:style-name="P1">і після цих речей</text:p>
      <text:p text:style-name="P1">Я побачив чотирьох ангелів</text:p>
      <text:p text:style-name="P1">тримає чотири сторони землі</text:p>
      <text:p text:style-name="P1">тримає чотири вітри землі</text:p>
      <text:p text:style-name="P1">щоб не віяли вітри на землю</text:p>
      <text:p text:style-name="P1">ні на море, ні на якесь дерево</text:p>
      <text:p text:style-name="P1">і бачив я іншого ангела, що піднімався зі сходу</text:p>
      <text:p text:style-name="P1">маючи печать Бога Живого</text:p>
      <text:p text:style-name="P1">і скрикнув він гучним голосом до чотирьох ангелів</text:p>
      <text:p text:style-name="P1">якому дано було завдати шкоди землі й морю</text:p>
      <text:p text:style-name="P1">кажучи не шкодить землі</text:p>
      <text:p text:style-name="P1">ані моря, ані дерев</text:p>
      <text:p text:style-name="P1">аж поки ми не поставимо печать рабам нашого Бога на їхніх чолах</text:p>
      <text:p text:style-name="P1">так зрозуміло</text:p>
      <text:p text:style-name="P1">щоб земля й море не постраждали</text:p>
      <text:p text:style-name="P1">ще ангелами Божими</text:p>
      <text:p text:style-name="P1">правильно? він сказав не роби цього ще</text:p>
      <text:p text:style-name="P1">тому Бога не було</text:p>
      <text:p text:style-name="P1">виливаючи свій гнів на землю</text:p>
      <text:p text:style-name="P1">аж до перетворення води на кров</text:p>
      <text:p text:style-name="P1">він сказав, що ще не море</text:p>
      <text:p text:style-name="P1">ще не шкодить деревам</text:p>
      <text:p text:style-name="P1">не було жодного локуса</text:p>
      <text:p text:style-name="P1">не було жодної кари від Бога</text:p>
      <text:p text:style-name="P1">сказав він, доки ми не запечатаємо слуг нашого Бога</text:p>
      <text:p text:style-name="P1">в їхньому лобі</text:p>
      <text:p text:style-name="P1">і я почув число тих, що були запечатані</text:p>
      <text:p text:style-name="P1">і було запечатано 144 000</text:p>
      <text:p text:style-name="P1">усіх племен синів Ізраїля</text:p>
      <text:p text:style-name="P1">потім він йде по племенах</text:p>
      <text:p text:style-name="P1">Бенджаміна</text:p>
      <text:p text:style-name="P1">тепер ці 144 000 євреїв</text:p>
      <text:p text:style-name="P1">які запечатані</text:p>
      <text:p text:style-name="P1">за ними йде ще щось, що згадується у вірші 9</text:p>
      <text:p text:style-name="P1">після цього я побачив</text:p>
      <text:p text:style-name="P1"><text:soft-page-break/>і ось велика кількість людей</text:p>
      <text:p text:style-name="P1">яких ніхто не міг порахувати</text:p>
      <text:p text:style-name="P1">всіх націй</text:p>
      <text:p text:style-name="P1">і роду, і людей, і язиків</text:p>
      <text:p text:style-name="P1">стояв перед престолом і перед Агнцем</text:p>
      <text:p text:style-name="P1">одягнені в білі шати</text:p>
      <text:p text:style-name="P1">і долоні в їхніх руках</text:p>
      <text:p text:style-name="P1">і закричав гучним голосом, кажучи:</text:p>
      <text:p text:style-name="P1">спасіння для нашого Бога</text:p>
      <text:p text:style-name="P1">і до Агнця</text:p>
      <text:p text:style-name="P1">і всі ангели стояли навколо престолу</text:p>
      <text:p text:style-name="P1">і про старших у чотирьох звірів</text:p>
      <text:p text:style-name="P1">і впав перед престолом перед їхнім обличчям і поклонився Богові</text:p>
      <text:p text:style-name="P1">кажучи амінь</text:p>
      <text:p text:style-name="P1">благословення, і слава, і мудрість, і подяка</text:p>
      <text:p text:style-name="P1">і честь, і сила, і могутність Богові нашому</text:p>
      <text:p text:style-name="P1">на віки віків амінь</text:p>
      <text:p text:style-name="P1">і відповів один із старших, кажучи:</text:p>
      <text:p text:style-name="P1">що це за одягнені в білі шати?</text:p>
      <text:p text:style-name="P1">і звідки вони прийшли</text:p>
      <text:p text:style-name="P1">тепер слово звідки</text:p>
      <text:p text:style-name="P1">хто знає, що означає слово звідки</text:p>
      <text:p text:style-name="P1">звідки</text:p>
      <text:p text:style-name="P1">в’янути означає куди</text:p>
      <text:p text:style-name="P1">спасибі означає звідти</text:p>
      <text:p text:style-name="P1">туди означає туди</text:p>
      <text:p text:style-name="P1">це просто старі слова англійською</text:p>
      <text:p text:style-name="P1">ми більше не використовуємо їх</text:p>
      <text:p text:style-name="P1">але коли сказано, звідки вони прийшли</text:p>
      <text:p text:style-name="P1">він каже, звідки вони взялися</text:p>
      <text:p text:style-name="P1">тепер це безліч</text:p>
      <text:p text:style-name="P1">сказано у вірші номер</text:p>
      <text:p text:style-name="P1">9 сказано</text:p>
      <text:p text:style-name="P1">Після цього я побачив і ось великий натовп</text:p>
      <text:p text:style-name="P1">а потім каже хлопець</text:p>
      <text:p text:style-name="P1">звідки вони взялися</text:p>
      <text:p text:style-name="P1">добре, зрозуміло, що вони щойно туди потрапили</text:p>
      <text:p text:style-name="P1">тому він каже, звідки ці люди взялися</text:p>
      <text:p text:style-name="P1">Гаразд</text:p>
      <text:p text:style-name="P1">вони щойно отримали, що має сенс</text:p>
      <text:p text:style-name="P1">тому що сонце і місяць просто потемніли</text:p>
      <text:p text:style-name="P1">Ісуса Христа побачив народ</text:p>
      <text:p text:style-name="P1">землі вони кричали</text:p>
      <text:p text:style-name="P1">настав великий день Його гніву</text:p>
      <text:p text:style-name="P1">не чув, що земля знає дерева</text:p>
      <text:p text:style-name="P1">слуги Божі запечатані</text:p>
      <text:p text:style-name="P1">ці спеціальні 144 тис</text:p>
      <text:p text:style-name="P1">тоді раптом на небі з’являється велика кількість людей</text:p>
      <text:p text:style-name="P1">добре, це захоплення</text:p>
      <text:p text:style-name="P1"><text:soft-page-break/>ось чому це було те, що ніхто не міг порахувати</text:p>
      <text:p text:style-name="P1">тому що біблія нараховує безліч до</text:p>
      <text:p text:style-name="P1">102 000 000</text:p>
      <text:p text:style-name="P1">10 000 помножити на 10 000</text:p>
      <text:p text:style-name="P1">і тисячі тисяч, це 102 000</text:p>
      <text:p text:style-name="P1">це досить великий натовп, якщо ніхто не міг порахувати</text:p>
      <text:p text:style-name="P1">і це всіх видів</text:p>
      <text:p text:style-name="P1">всі нації всі люди</text:p>
      <text:p text:style-name="P1">всі мови</text:p>
      <text:p text:style-name="P1">це велика група, тому що це кожен віруючий</text:p>
      <text:p text:style-name="P1">хто коли-небудь жив добре</text:p>
      <text:p text:style-name="P1">і тут написано</text:p>
      <text:p text:style-name="P1">що це за білі хробаки</text:p>
      <text:p text:style-name="P1">і звідки вони прийшли, і я сказав йому</text:p>
      <text:p text:style-name="P1">сер, ви знаєте</text:p>
      <text:p text:style-name="P1">привіт, ти скажи мені</text:p>
      <text:p text:style-name="P1">сказав він мені</text:p>
      <text:p text:style-name="P1">це вірно, я просто пожартував, я знаю там</text:p>
      <text:p text:style-name="P1">це ті, що прийшли від великого горя</text:p>
      <text:p text:style-name="P1">і випрали свої шати</text:p>
      <text:p text:style-name="P1">і зробив їх білими в крові</text:p>
      <text:p text:style-name="P1">ягняти</text:p>
      <text:p text:style-name="P1">тому вони перед престолом Бога</text:p>
      <text:p text:style-name="P1">і служи йому день і ніч у храмі його</text:p>
      <text:p text:style-name="P1">і той, хто сидить на престолі, повинен жити серед них</text:p>
      <text:p text:style-name="P1">вони більше не будуть ні голодувати, ні спраглити</text:p>
      <text:p text:style-name="P1">ані сонце не світить на них, ані ніяка спека</text:p>
      <text:p text:style-name="P1">для ягняти, що посередині престолу</text:p>
      <text:p text:style-name="P1">буде їх годувати і водити</text:p>
      <text:p text:style-name="P1">і Бог зітре всі сльози з їхніх очей</text:p>
      <text:p text:style-name="P1">Розділ восьмий починається зі слова</text:p>
      <text:p text:style-name="P1">і</text:p>
      <text:p text:style-name="P1">коли він відкрив сьому печатку</text:p>
      <text:p text:style-name="P1">тому ми бачимо тут хронологію від шостої печатки</text:p>
      <text:p text:style-name="P1">до сьомої печатки</text:p>
      <text:p text:style-name="P1">і коли Він відкрив сьому печатку</text:p>
      <text:p text:style-name="P1">була тиша на небі про простір</text:p>
      <text:p text:style-name="P1">півгодини, цікаво, що Бог дає нам цей час</text:p>
      <text:p text:style-name="P1">всього півгодини</text:p>
      <text:p text:style-name="P1">в той же день</text:p>
      <text:p text:style-name="P1">всього півгодини</text:p>
      <text:p text:style-name="P1">каже він, і я побачив сім ангелів</text:p>
      <text:p text:style-name="P1">які стояли перед Богом, і дано їм сім сурем</text:p>
      <text:p text:style-name="P1">і інший ангел прийшов і став біля жертовника</text:p>
      <text:p text:style-name="P1">маючи золотого цензора</text:p>
      <text:p text:style-name="P1">і було дано йому багато ладану</text:p>
      <text:p text:style-name="P1">щоб він приніс її молитвами всіх святих</text:p>
      <text:p text:style-name="P1">на золотому вівтарі, який був перед престолом</text:p>
      <text:p text:style-name="P1">і дим кадила, що приходив</text:p>
      <text:p text:style-name="P1"><text:soft-page-break/>з молитвами святих вознісся</text:p>
      <text:p text:style-name="P1">перед Богом з руки ангелів</text:p>
      <text:p text:style-name="P1">і ангел взяв цензор і наповнив його</text:p>
      <text:p text:style-name="P1">вогнем жертовника</text:p>
      <text:p text:style-name="P1">і кинув його на землю</text:p>
      <text:p text:style-name="P1">тож це вогонь, що падає з неба</text:p>
      <text:p text:style-name="P1">і сім ангелів, що мали сім</text:p>
      <text:p text:style-name="P1">і були голоси та громи</text:p>
      <text:p text:style-name="P1">блискавка і землетрус</text:p>
      <text:p text:style-name="P1">і сім ангелів, що мали сім сурем</text:p>
      <text:p text:style-name="P1">підготувалися до звуку</text:p>
      <text:p text:style-name="P1">перший ангел засурмив, а потім град</text:p>
      <text:p text:style-name="P1">і вогонь, змішаний з кров'ю</text:p>
      <text:p text:style-name="P1">і вони були кинуті на землю</text:p>
      <text:p text:style-name="P1">і третя частина дерев згоріла</text:p>
      <text:p text:style-name="P1">і вся зелена трава згоріла</text:p>
      <text:p text:style-name="P1">ось ти ображаєш дерева</text:p>
      <text:p text:style-name="P1">подивіться на другу сурму</text:p>
      <text:p text:style-name="P1">— каже, і засурмив другий ангел</text:p>
      <text:p text:style-name="P1">і ніби велика гора, що палає вогнем</text:p>
      <text:p text:style-name="P1">тепер слово як би</text:p>
      <text:p text:style-name="P1">тут важливо</text:p>
      <text:p text:style-name="P1">завжди, коли Біблія каже</text:p>
      <text:p text:style-name="P1">як воно було</text:p>
      <text:p text:style-name="P1">ми сказали б нашою сучасною народною мовою</text:p>
      <text:p text:style-name="P1">ніби це було</text:p>
      <text:p text:style-name="P1">це в основному використання метафори</text:p>
      <text:p text:style-name="P1">це не буквальна гора</text:p>
      <text:p text:style-name="P1">що було вкинуто</text:p>
      <text:p text:style-name="P1">там сказано, що так було</text:p>
      <text:p text:style-name="P1">гора, що горить вогнем</text:p>
      <text:p text:style-name="P1">просто щоб ви знали цей термін</text:p>
      <text:p text:style-name="P1">сказав він, ніби це була велика гора</text:p>
      <text:p text:style-name="P1">горить вогнем</text:p>
      <text:p text:style-name="P1">було кинуто в море</text:p>
      <text:p text:style-name="P1">там згадано твою травму моря</text:p>
      <text:p text:style-name="P1">і третя частина моря</text:p>
      <text:p text:style-name="P1">стала кров'ю так, що третина моря</text:p>
      <text:p text:style-name="P1">стає кров'ю і третьою частиною створінь</text:p>
      <text:p text:style-name="P1">які були в морі і мали життя</text:p>
      <text:p text:style-name="P1">і третя частина кораблів була знищена</text:p>
      <text:p text:style-name="P1">третій ангел гукає</text:p>
      <text:p text:style-name="P1">прісна вода отруюється і стає теплою</text:p>
      <text:p text:style-name="P1">я б просто продув це вдруге</text:p>
      <text:p text:style-name="P1">четвертий ангел озвучує сонце і місяць</text:p>
      <text:p text:style-name="P1">і зірки вражені</text:p>
      <text:p text:style-name="P1">і вони сяють лише в певний час</text:p>
      <text:p text:style-name="P1">в день</text:p>
      <text:p text:style-name="P1">але подивіться на вірш 13, і я побачив і почув ангела</text:p>
      <text:p text:style-name="P1"><text:soft-page-break/>летить посеред неба, кажучи гучним голосом</text:p>
      <text:p text:style-name="P1">горе, горе, горе</text:p>
      <text:p text:style-name="P1">до жителів землі</text:p>
      <text:p text:style-name="P1">через інші голоси</text:p>
      <text:p text:style-name="P1">труби трьох ангелів</text:p>
      <text:p text:style-name="P1">які ще мають прозвучати</text:p>
      <text:p text:style-name="P1">а потім останні три сурми ще гірші</text:p>
      <text:p text:style-name="P1">набагато гірше перших чотирьох</text:p>
      <text:p text:style-name="P1">стає тільки гірше</text:p>
      <text:p text:style-name="P1">Я маю на увазі, що Бог виливає свій гнів</text:p>
      <text:p text:style-name="P1">в крайній спосіб</text:p>
      <text:p text:style-name="P1">Ви бачите, що Біблія дуже чітка</text:p>
      <text:p text:style-name="P1">поверніться назад, бо ми бачили тут</text:p>
      <text:p text:style-name="P1">в Одкровенні 6</text:p>
      <text:p text:style-name="P1">ми бачили життя, голод, війни</text:p>
      <text:p text:style-name="P1">чума, звір земний</text:p>
      <text:p text:style-name="P1">антихриста</text:p>
      <text:p text:style-name="P1">людей вбивають за слово Боже</text:p>
      <text:p text:style-name="P1">ми все це бачили</text:p>
      <text:p text:style-name="P1">потім ми побачили звук сурми</text:p>
      <text:p text:style-name="P1">сонце і місяць темніють</text:p>
      <text:p text:style-name="P1">і всі ці різні речі</text:p>
      <text:p text:style-name="P1">натовп з'являється на небі</text:p>
      <text:p text:style-name="P1">той же день минає півгодини</text:p>
      <text:p text:style-name="P1">Бог виливає свій гнів</text:p>
      <text:p text:style-name="P1">поверніться до Матвія 24, якщо хочете</text:p>
      <text:p text:style-name="P1">маючи це на увазі</text:p>
      <text:p text:style-name="P1">тепер згадайте наших диспенсаційних друзів-сіоністів</text:p>
      <text:p text:style-name="P1">розмовляючи з євреями в Матвія 24</text:p>
      <text:p text:style-name="P1">чому б нам просто не посміхнутися з ними на хвилинку</text:p>
      <text:p text:style-name="P1">Я знаю, що це безглуздо</text:p>
      <text:p text:style-name="P1">Я знаю, що це смішно</text:p>
      <text:p text:style-name="P1">Я знаю, що це не має сенсу говорити</text:p>
      <text:p text:style-name="P1">що він розмовляє з Джеррі Сайнфельдом і Джеффом Голдблюмом</text:p>
      <text:p text:style-name="P1">і Річард Драйфус, і всі ці інші євреї</text:p>
      <text:p text:style-name="P1">які не вірять у Христа</text:p>
      <text:p text:style-name="P1">або навіть якщо мова йде про євреїв, які вірять у Христа</text:p>
      <text:p text:style-name="P1">давайте розсмішити їх</text:p>
      <text:p text:style-name="P1">і сказати, що мова йде про євреїв</text:p>
      <text:p text:style-name="P1">Гаразд</text:p>
      <text:p text:style-name="P1">це справді змінює факт</text:p>
      <text:p text:style-name="P1">що у вірші 29 подивіться на Матвія 24</text:p>
      <text:p text:style-name="P1">на чому наші диспенсаційні окуляри</text:p>
      <text:p text:style-name="P1">наш сіонізм</text:p>
      <text:p text:style-name="P1">Єврей на секунду поклоняється окулярам</text:p>
      <text:p text:style-name="P1">давайте одягнемо їх на хвилину</text:p>
      <text:p text:style-name="P1">і давайте прочитаємо</text:p>
      <text:p text:style-name="P1">вірш 29</text:p>
      <text:p text:style-name="P1">відразу після скорботи тих днів</text:p>
      <text:p text:style-name="P1"><text:soft-page-break/>Сонце затьмариться, і місяць не світить своїм</text:p>
      <text:p text:style-name="P1">і зірки впадуть з неба</text:p>
      <text:p text:style-name="P1">і сили небесні похитнуться</text:p>
      <text:p text:style-name="P1">незалежно від того, хто це розмовляє з моїм другом</text:p>
      <text:p text:style-name="P1">навіть якщо це розмова з євреями</text:p>
      <text:p text:style-name="P1">це не змінює того факту, що сонце і місяць</text:p>
      <text:p text:style-name="P1">не затьмарені до закінчення скорботи</text:p>
      <text:p text:style-name="P1">і це не змінює того факту, що Божий гнів</text:p>
      <text:p text:style-name="P1">виливається лише після</text:p>
      <text:p text:style-name="P1">сонце і місяць потемніли</text:p>
      <text:p text:style-name="P1">в Одкровенні 6-7-8</text:p>
      <text:p text:style-name="P1">і тому незалежно від того, чи це говорить</text:p>
      <text:p text:style-name="P1">до євреїв чи язичників</text:p>
      <text:p text:style-name="P1">або кого вони намагаються сказати</text:p>
      <text:p text:style-name="P1">це не змінює того факту, що Божий гнів</text:p>
      <text:p text:style-name="P1">прийде тільки після скорботи</text:p>
      <text:p text:style-name="P1">і все ж вони намагаються змішати</text:p>
      <text:p text:style-name="P1">два</text:p>
      <text:p text:style-name="P1">і скажіть, що віруючі не пройдуть через скорботу</text:p>
      <text:p text:style-name="P1">тому що Бог не хотів би виливати свій гнів на власний народ</text:p>
      <text:p text:style-name="P1">зачекайте, люди</text:p>
      <text:p text:style-name="P1">неважливо, як ти це читаєш</text:p>
      <text:p text:style-name="P1">ви не можете змінити факт</text:p>
      <text:p text:style-name="P1">що сонце і місяць потемніли</text:p>
      <text:p text:style-name="P1">після скорботи</text:p>
      <text:p text:style-name="P1">і що сонце і місяць потемніли</text:p>
      <text:p text:style-name="P1">перш ніж Бог виллє свій гнів</text:p>
      <text:p text:style-name="P1">тому що він каже боляче від землі</text:p>
      <text:p text:style-name="P1">ані дерева</text:p>
      <text:p text:style-name="P1">коли сонце і місяць затемнені</text:p>
      <text:p text:style-name="P1">вони кажуть, що настав великий день його гніву</text:p>
      <text:p text:style-name="P1">і хто зможе встояти</text:p>
      <text:p text:style-name="P1">нічого не змінює</text:p>
      <text:p text:style-name="P1">це те саме, якщо перегорнути Луки 17</text:p>
      <text:p text:style-name="P1">Лука 17 розділ</text:p>
      <text:p text:style-name="P1">це перший розділ, до якого ви збираєтеся прийти</text:p>
      <text:p text:style-name="P1">це дійсно входить у деталі</text:p>
      <text:p text:style-name="P1">друге пришестя Ісуса Христа</text:p>
      <text:p text:style-name="P1">ви знайдете це в Матвія 24</text:p>
      <text:p text:style-name="P1">але якщо ви хотіли знайти вперше</text:p>
      <text:p text:style-name="P1">що Ісус згадує</text:p>
      <text:p text:style-name="P1">друге пришестя</text:p>
      <text:p text:style-name="P1">хронологічно</text:p>
      <text:p text:style-name="P1">це буде Лука 17</text:p>
      <text:p text:style-name="P1">незважаючи на те, що Лука 17 йде пізніше у вашому читанні Біблії</text:p>
      <text:p text:style-name="P1">Луки 17 перед</text:p>
      <text:p text:style-name="P1">Від Матвія 24 хронологічно</text:p>
      <text:p text:style-name="P1">тому що Лука 17</text:p>
      <text:p text:style-name="P1">до Луки 21</text:p>
      <text:p text:style-name="P1"><text:soft-page-break/>і Луки 21 збігається з Матвієм 24</text:p>
      <text:p text:style-name="P1">у часовій шкалі служіння Ісуса на колі</text:p>
      <text:p text:style-name="P1">тому Лука 17 є першим разом</text:p>
      <text:p text:style-name="P1">він майже вводить це поняття</text:p>
      <text:p text:style-name="P1">своїм учням цей звіт у Біблії</text:p>
      <text:p text:style-name="P1">сказано у вірші номер</text:p>
      <text:p text:style-name="P1">22</text:p>
      <text:p text:style-name="P1">і сказав він своїм учням</text:p>
      <text:p text:style-name="P1">прийдуть дні, коли ти побачиш</text:p>
      <text:p text:style-name="P1">коли ти забажаєш побачити один із днів сонця людського</text:p>
      <text:p text:style-name="P1">і ти цього не побачиш</text:p>
      <text:p text:style-name="P1">і скажуть тобі</text:p>
      <text:p text:style-name="P1">дивіться тут або дивіться там</text:p>
      <text:p text:style-name="P1">не йдіть за ними і не слідуйте за ними</text:p>
      <text:p text:style-name="P1">але освітліть його з однієї частини під небом</text:p>
      <text:p text:style-name="P1">світиться під іншою частиною</text:p>
      <text:p text:style-name="P1">мені шкода</text:p>
      <text:p text:style-name="P1">світить під іншою частиною під небом</text:p>
      <text:p text:style-name="P1">так само буде сонце людини в його</text:p>
      <text:p text:style-name="P1">день</text:p>
      <text:p text:style-name="P1">це день Христа</text:p>
      <text:p text:style-name="P1">також відомий як день Господній</text:p>
      <text:p text:style-name="P1">він каже, що так буде сонце людини в її день</text:p>
      <text:p text:style-name="P1">але спочатку він мусить багато вистраждати</text:p>
      <text:p text:style-name="P1">і бути відкинутим цим поколінням</text:p>
      <text:p text:style-name="P1">і як це було за днів Ноя</text:p>
      <text:p text:style-name="P1">так буде й за днів сонця людського</text:p>
      <text:p text:style-name="P1">вони їли</text:p>
      <text:p text:style-name="P1">вони випили</text:p>
      <text:p text:style-name="P1">вони одружилися</text:p>
      <text:p text:style-name="P1">їх видавали заміж до дня</text:p>
      <text:p text:style-name="P1">що Ной увійшов до ковчега</text:p>
      <text:p text:style-name="P1">і прийшов потоп і знищив їх усіх</text:p>
      <text:p text:style-name="P1">так само, як це було в дні</text:p>
      <text:p text:style-name="P1">Багато вони їли</text:p>
      <text:p text:style-name="P1">вони випили</text:p>
      <text:p text:style-name="P1">вони купили</text:p>
      <text:p text:style-name="P1">вони продали свої заводи і побудували їх</text:p>
      <text:p text:style-name="P1">але того ж дня</text:p>
      <text:p text:style-name="P1">дивіться це зараз</text:p>
      <text:p text:style-name="P1">того самого дня, що й Лот</text:p>
      <text:p text:style-name="P1">вийшов із Содому</text:p>
      <text:p text:style-name="P1">Лот залишив Содом</text:p>
      <text:p text:style-name="P1">того ж дня</text:p>
      <text:p text:style-name="P1">вогонь і сірку висипали</text:p>
      <text:p text:style-name="P1">на місто</text:p>
      <text:p text:style-name="P1">того самого дня, коли ангели Божі</text:p>
      <text:p text:style-name="P1">прийди і забери нас із цієї землі</text:p>
      <text:p text:style-name="P1">того ж дня вогонь і сірка</text:p>
      <text:p text:style-name="P1"><text:soft-page-break/>зійде з небес</text:p>
      <text:p text:style-name="P1">це те, що там написано</text:p>
      <text:p text:style-name="P1">бачите багато людей скажуть добре</text:p>
      <text:p text:style-name="P1">це буде так, як це було за днів Лота</text:p>
      <text:p text:style-name="P1">це означає, що всі будуть гомосексуалістами</text:p>
      <text:p text:style-name="P1">тому що всі в Содомі були майже гоміками</text:p>
      <text:p text:style-name="P1">але це не те, що він сказав</text:p>
      <text:p text:style-name="P1">це буде як у дні Лота</text:p>
      <text:p text:style-name="P1">в тому сенсі, що</text:p>
      <text:p text:style-name="P1">так як</text:p>
      <text:p text:style-name="P1">Бог витягнув свій народ</text:p>
      <text:p text:style-name="P1">прямо перед тим, як вогонь і сірка впали з неба</text:p>
      <text:p text:style-name="P1">те ж саме станеться в день</text:p>
      <text:p text:style-name="P1">прихід Сина Людського</text:p>
      <text:p text:style-name="P1">через півгодини вогонь і сірка з неба</text:p>
      <text:p text:style-name="P1">як Ной</text:p>
      <text:p text:style-name="P1">Ной потрапив у ковчег</text:p>
      <text:p text:style-name="P1">того самого дня, коли почався дощ</text:p>
      <text:p text:style-name="P1">лився суд від Бога</text:p>
      <text:p text:style-name="P1">спочатку у вигляді води</text:p>
      <text:p text:style-name="P1">Бог пообіцяв, що ніколи не знищить землю водою</text:p>
      <text:p text:style-name="P1">наступного разу буде вогнем</text:p>
      <text:p text:style-name="P1">це спрацює</text:p>
      <text:p text:style-name="P1">але він дав цю обіцянку</text:p>
      <text:p text:style-name="P1">він просто не хотів хвилюватися</text:p>
      <text:p text:style-name="P1">кожного разу, коли починається дощ</text:p>
      <text:p text:style-name="P1">ось ми повторюємо те, що ми робимо зараз</text:p>
      <text:p text:style-name="P1">так</text:p>
      <text:p text:style-name="P1">в основному дав цьому знак веселки</text:p>
      <text:p text:style-name="P1">що в основному дивовижно, як найбільше</text:p>
      <text:p text:style-name="P1">злих, безбожних і брудних людей у цьому світі</text:p>
      <text:p text:style-name="P1">використовувати веселку як свій символ</text:p>
      <text:p text:style-name="P1">тому що я вважаю, що це символ</text:p>
      <text:p text:style-name="P1">Бог не знищить нас знову</text:p>
      <text:p text:style-name="P1">він знищить тебе, друже</text:p>
      <text:p text:style-name="P1">це буде з вогнем і сіркою з неба</text:p>
      <text:p text:style-name="P1">але він такий же, як і з Содомом і Гоморрою</text:p>
      <text:p text:style-name="P1">ти бачиш Біблію</text:p>
      <text:p text:style-name="P1">навчає цього</text:p>
      <text:p text:style-name="P1">і, до речі, в Ісаї 13</text:p>
      <text:p text:style-name="P1">чи помітили ви, що день Господній порівнюють із Содомом і Гоморрою</text:p>
      <text:p text:style-name="P1">прочитайте ще раз</text:p>
      <text:p text:style-name="P1">і в твій час я можу повернутися</text:p>
      <text:p text:style-name="P1">коли я прочитав це на початку служби</text:p>
      <text:p text:style-name="P1">він сказав, що це буде як коли Бог</text:p>
      <text:p text:style-name="P1">повалив Содом і вогонь і сірку</text:p>
      <text:p text:style-name="P1">ось яким буде день Господній</text:p>
      <text:p text:style-name="P1">це буде схоже на це</text:p>
      <text:p text:style-name="P1">бо він литиме вогонь і сірку</text:p>
      <text:p text:style-name="P1"><text:soft-page-break/>ви бачите Біблію, а потім продовжуєте читати тут</text:p>
      <text:p text:style-name="P1">це чудовий уривок</text:p>
      <text:p text:style-name="P1">він говорить</text:p>
      <text:p text:style-name="P1">того дня той, хто буде на</text:p>
      <text:p text:style-name="P1">будинок верх і його речі в будинок нехай його</text:p>
      <text:p text:style-name="P1">не спустився, щоб забрати його</text:p>
      <text:p text:style-name="P1">а хто на полі, хай також не повертається назад</text:p>
      <text:p text:style-name="P1">пам'ятайте про дружину Лота</text:p>
      <text:p text:style-name="P1">кожен, хто намагатиметься врятувати своє життя, втратить його</text:p>
      <text:p text:style-name="P1">і кожен, хто втратить своє життя, збереже його</text:p>
      <text:p text:style-name="P1">Я кажу вам, що в ту ніч буде</text:p>
      <text:p text:style-name="P1">двоє чоловіків в одному ліжку</text:p>
      <text:p text:style-name="P1">один візьметься, а другий залишиться</text:p>
      <text:p text:style-name="P1">дві жінки знову будуть молоти</text:p>
      <text:p text:style-name="P1">а інший залишив</text:p>
      <text:p text:style-name="P1">це звучить так, ніби захоплення тільки я</text:p>
      <text:p text:style-name="P1">двоє будуть на полі</text:p>
      <text:p text:style-name="P1">один візьметься, а другий залишиться</text:p>
      <text:p text:style-name="P1">і вони відповіли і сказали йому, де Господь</text:p>
      <text:p text:style-name="P1">і він сказав їм, де таке тіло</text:p>
      <text:p text:style-name="P1">що там зберуться орли</text:p>
      <text:p text:style-name="P1">Ви бачите, зауважте, як він сказав того дня</text:p>
      <text:p text:style-name="P1">а потім кількома віршами пізніше він сказав тієї ночі</text:p>
      <text:p text:style-name="P1">він сказав, як це може статися</text:p>
      <text:p text:style-name="P1">і вдень і вночі</text:p>
      <text:p text:style-name="P1">бо земля кругла</text:p>
      <text:p text:style-name="P1">і є часові пояси</text:p>
      <text:p text:style-name="P1">і тому, коли Ісус Христос повернеться</text:p>
      <text:p text:style-name="P1">це буде вдень</text:p>
      <text:p text:style-name="P1">десь люди будуть шліфувати посередині</text:p>
      <text:p text:style-name="P1">це буде вдень</text:p>
      <text:p text:style-name="P1">в інших місцях світу це буде ніч</text:p>
      <text:p text:style-name="P1">вони будуть лежати в ліжку</text:p>
      <text:p text:style-name="P1">одного візьмуть, а другого залишать</text:p>
      <text:p text:style-name="P1">і тому цікаво, що Біблія це передбачила</text:p>
      <text:p text:style-name="P1">Ви знаєте, коли багато людей вважали світ плоским</text:p>
      <text:p text:style-name="P1">Тут Бог бачить, що може бути день і ніч водночас</text:p>
      <text:p text:style-name="P1">в різних частинах і буде</text:p>
      <text:p text:style-name="P1">це має бути день і ніч</text:p>
      <text:p text:style-name="P1">в різних місцях, коли відбувається якась подія</text:p>
      <text:p text:style-name="P1">і так це в Луки 17</text:p>
      <text:p text:style-name="P1">перегорніть до Марка 13, якщо хочете</text:p>
      <text:p text:style-name="P1">розумієш</text:p>
      <text:p text:style-name="P1">чотири євангелія</text:p>
      <text:p text:style-name="P1">Я вірю, що це серце і душа Біблії</text:p>
      <text:p text:style-name="P1">тепер усе священне писання</text:p>
      <text:p text:style-name="P1">дається Божим натхненням</text:p>
      <text:p text:style-name="P1">і є вигідним для доктрини</text:p>
      <text:p text:style-name="P1">для докору, для виправлення, для повчання</text:p>
      <text:p text:style-name="P1"><text:soft-page-break/>праведність, щоб Божа людина була досконала</text:p>
      <text:p text:style-name="P1">справді створений для всіх добрих справ</text:p>
      <text:p text:style-name="P1">але дозволь мені сказати тобі дещо</text:p>
      <text:p text:style-name="P1">все перед чотирма Євангеліями насправді вказує на</text:p>
      <text:p text:style-name="P1">Ісус Христос і все після</text:p>
      <text:p text:style-name="P1">це ніби оглядаючись на Ісуса Христа</text:p>
      <text:p text:style-name="P1">справді суть Біблії - Ісус Христос</text:p>
      <text:p text:style-name="P1">смерть, поховання і воскресіння</text:p>
      <text:p text:style-name="P1">це насправді все повідомлення</text:p>
      <text:p text:style-name="P1">і насправді чотири Євангелія</text:p>
      <text:p text:style-name="P1">Я відчуваю і це лише моя особиста думка</text:p>
      <text:p text:style-name="P1">це м'ясо та картопля з біблії</text:p>
      <text:p text:style-name="P1">це моя улюблена частина Біблії</text:p>
      <text:p text:style-name="P1">Матвій, Марк, Лука та Іван</text:p>
      <text:p text:style-name="P1">Я маю на увазі, що це саме там</text:p>
      <text:p text:style-name="P1">Я вірю і просто бачу</text:p>
      <text:p text:style-name="P1">всі ці вчення в чотирьох Євангеліях</text:p>
      <text:p text:style-name="P1">Ісуса Христа</text:p>
      <text:p text:style-name="P1">про друге пришестя і це просто так ясно</text:p>
      <text:p text:style-name="P1">здається, він просто виклав це</text:p>
      <text:p text:style-name="P1">Я маю на увазі, що він Ісус, ви знаєте, що він це проповідує</text:p>
      <text:p text:style-name="P1">він викладає його своїм учням</text:p>
      <text:p text:style-name="P1">для тих, що на засічках</text:p>
      <text:p text:style-name="P1">і тому я вважаю це безглуздим</text:p>
      <text:p text:style-name="P1">просто ігнорувати чотири Євангелія</text:p>
      <text:p text:style-name="P1">коли так багато згадок про друге пришестя</text:p>
      <text:p text:style-name="P1">і вони повторного одкровення</text:p>
      <text:p text:style-name="P1">і коментар</text:p>
      <text:p text:style-name="P1">повторне одкровення в чотирьох Євангеліях</text:p>
      <text:p text:style-name="P1">це має бути ваш коментар</text:p>
      <text:p text:style-name="P1">нехай Ісус буде вашим коментатором книги Об’явлення</text:p>
      <text:p text:style-name="P1">подивіться на Марка 13</text:p>
      <text:p text:style-name="P1">це сказано в 13-му розділі Марка</text:p>
      <text:p text:style-name="P1">ми не будемо читати все</text:p>
      <text:p text:style-name="P1">просто заради часу</text:p>
      <text:p text:style-name="P1">але він каже у вірші 19</text:p>
      <text:p text:style-name="P1">бо в ті дні буде</text:p>
      <text:p text:style-name="P1">страждання</text:p>
      <text:p text:style-name="P1">такого, якого не було від початку</text:p>
      <text:p text:style-name="P1">творіння, яке створив Бог</text:p>
      <text:p text:style-name="P1">протягом цього часу не буде</text:p>
      <text:p text:style-name="P1">пам'ятайте, що Метью сказав те саме</text:p>
      <text:p text:style-name="P1">хіба що замість слова страждання він використав</text:p>
      <text:p text:style-name="P1">слово горе</text:p>
      <text:p text:style-name="P1">це говорить в крім того, що Господь</text:p>
      <text:p text:style-name="P1">скоротив ті дні</text:p>
      <text:p text:style-name="P1">жодна плоть не повинна бути збережена</text:p>
      <text:p text:style-name="P1">але заради вибраних, яких Він вибрав</text:p>
      <text:p text:style-name="P1">він скоротив дні</text:p>
      <text:p text:style-name="P1"><text:soft-page-break/>і тоді, якщо хто скаже вам</text:p>
      <text:p text:style-name="P1">ось Христос або ось він там</text:p>
      <text:p text:style-name="P1">Хочеш - вір, хочеш - ні</text:p>
      <text:p text:style-name="P1">бо воскреснуть лжеХристос і лжепророки</text:p>
      <text:p text:style-name="P1">і покажуть ознаки та чудеса</text:p>
      <text:p text:style-name="P1">спокусити, якби це було можливо</text:p>
      <text:p text:style-name="P1">навіть обрані</text:p>
      <text:p text:style-name="P1">так чи можна спокусити обранця</text:p>
      <text:p text:style-name="P1">немає</text:p>
      <text:p text:style-name="P1">сказав, що якби це було можливо, вони б це зробили</text:p>
      <text:p text:style-name="P1">тому що вони такі гладкі, але не можуть</text:p>
      <text:p text:style-name="P1">але будьте уважні</text:p>
      <text:p text:style-name="P1">ось я передрік тобі все</text:p>
      <text:p text:style-name="P1">але в ті дні після тієї скорботи</text:p>
      <text:p text:style-name="P1">сонце</text:p>
      <text:p text:style-name="P1">потемніє і місяць</text:p>
      <text:p text:style-name="P1">не дасть їй світла й зірок</text:p>
      <text:p text:style-name="P1">з неба впадуть і сили</text:p>
      <text:p text:style-name="P1">що на небі, захитаються</text:p>
      <text:p text:style-name="P1">і тоді вони побачать сина людського</text:p>
      <text:p text:style-name="P1">приходить у хмарах з великою силою</text:p>
      <text:p text:style-name="P1">і славу, і тоді він пошле своїх ангелів</text:p>
      <text:p text:style-name="P1">і збере своїх вибраних</text:p>
      <text:p text:style-name="P1">з передніх вітрів з</text:p>
      <text:p text:style-name="P1">крайня частина землі</text:p>
      <text:p text:style-name="P1">до крайньої частини небес</text:p>
      <text:p text:style-name="P1">тепер вивчіть притчу про фігове дерево</text:p>
      <text:p text:style-name="P1">коли його відділення</text:p>
      <text:p text:style-name="P1">ще ніжний і розпустив листя</text:p>
      <text:p text:style-name="P1">ти знаєш що літо близько</text:p>
      <text:p text:style-name="P1">так і ви, коли побачите</text:p>
      <text:p text:style-name="P1">Ці речі</text:p>
      <text:p text:style-name="P1">коли ти побачиш ці речі</text:p>
      <text:p text:style-name="P1">він говорить про те, що сонце й місяць потемніли</text:p>
      <text:p text:style-name="P1">він каже</text:p>
      <text:p text:style-name="P1">знайте, що вже близько навіть у дверях</text:p>
      <text:p text:style-name="P1">істинно кажу вам, що це покоління</text:p>
      <text:p text:style-name="P1">не пройде, поки все це не станеться</text:p>
      <text:p text:style-name="P1">небо й земля проминуть</text:p>
      <text:p text:style-name="P1">але моє слово не минеться</text:p>
      <text:p text:style-name="P1">але того дня й тієї години</text:p>
      <text:p text:style-name="P1">не знає жодної людини</text:p>
      <text:p text:style-name="P1">ангели, що на небі</text:p>
      <text:p text:style-name="P1">не син, а батько</text:p>
      <text:p text:style-name="P1">пильнуйте і моліться</text:p>
      <text:p text:style-name="P1">бо ви не знаєте, коли настане час</text:p>
      <text:p text:style-name="P1">зараз</text:p>
      <text:p text:style-name="P1">чи правильно встати і сказати</text:p>
      <text:p text:style-name="P1">захоплення приходить раніше</text:p>
      <text:p text:style-name="P1"><text:soft-page-break/>скорбота</text:p>
      <text:p text:style-name="P1">тепер насправді це пряме протиріччя</text:p>
      <text:p text:style-name="P1">Біблії</text:p>
      <text:p text:style-name="P1">піднесення до скорботи</text:p>
      <text:p text:style-name="P1">немає</text:p>
      <text:p text:style-name="P1">неминуче повернення Христа</text:p>
      <text:p text:style-name="P1">він міг прийти будь-якої миті</text:p>
      <text:p text:style-name="P1">він міг прийти ще до того, як слуга закінчився</text:p>
      <text:p text:style-name="P1">і насправді</text:p>
      <text:p text:style-name="P1">ми знову проходимо повз літак</text:p>
      <text:p text:style-name="P1">тому що тобі не потрібні гроші</text:p>
      <text:p text:style-name="P1">вам не потрібна плата за будинок</text:p>
      <text:p text:style-name="P1">Вам не потрібно платити за автомобіль</text:p>
      <text:p text:style-name="P1">він приходить</text:p>
      <text:p text:style-name="P1">покладіть руку на екран</text:p>
      <text:p text:style-name="P1">якщо ви пожертвуєте</text:p>
      <text:p text:style-name="P1">777 доларів США</text:p>
      <text:p text:style-name="P1">бережи вас Бог</text:p>
      <text:p text:style-name="P1">подивіться, ви не можете прийти до кінця цієї служби</text:p>
      <text:p text:style-name="P1">тому що спочатку буде горе</text:p>
      <text:p text:style-name="P1">на відміну від того, якого світ ще бачив</text:p>
      <text:p text:style-name="P1">тоді людей вбиватимуть за справу Христа</text:p>
      <text:p text:style-name="P1">і за винятком тих днів слід скоротити</text:p>
      <text:p text:style-name="P1">не слід рятувати плоть</text:p>
      <text:p text:style-name="P1">але для обраних, спасенних, ті дні будуть скорочені</text:p>
      <text:p text:style-name="P1">якщо план диявола</text:p>
      <text:p text:style-name="P1">таємниця беззаконня</text:p>
      <text:p text:style-name="P1">антихрист і дракон</text:p>
      <text:p text:style-name="P1">змогли здійснити свої плани</text:p>
      <text:p text:style-name="P1">і просто продовжуйте це робити</text:p>
      <text:p text:style-name="P1">в кінцевому підсумку всі християни будуть убиті</text:p>
      <text:p text:style-name="P1">він ось що він сказав</text:p>
      <text:p text:style-name="P1">але він сказав, що для обраних врятовані ті дні будуть скорочені</text:p>
      <text:p text:style-name="P1">і він витерпів би до кінця</text:p>
      <text:p text:style-name="P1">і до 13 він це витримає</text:p>
      <text:p text:style-name="P1">до кінця буде спасенний</text:p>
      <text:p text:style-name="P1">якщо ви можете витримати це горе</text:p>
      <text:p text:style-name="P1">і, до речі, він сказав, що ніхто не врятується</text:p>
      <text:p text:style-name="P1">це не те, що ти врятований, як</text:p>
      <text:p text:style-name="P1">Мене врятували</text:p>
      <text:p text:style-name="P1">він розмовляє з людьми, які вже врятовані</text:p>
      <text:p text:style-name="P1">кажучи, якщо ви витримаєте в кінці скорботи</text:p>
      <text:p text:style-name="P1">вас доставлять</text:p>
      <text:p text:style-name="P1">ти будеш врятований захопленням</text:p>
      <text:p text:style-name="P1">коли прийде Ісус Христос</text:p>
      <text:p text:style-name="P1">і рятує вас від цього</text:p>
      <text:p text:style-name="P1">а потім виливає свій гнів</text:p>
      <text:p text:style-name="P1">і кладе всі ці речі</text:p>
      <text:p text:style-name="P1">і всі ці зірки темряви</text:p>
      <text:p text:style-name="P1"><text:soft-page-break/>і починає мстити</text:p>
      <text:p text:style-name="P1">кров тих, хто помер за Христа</text:p>
      <text:p text:style-name="P1">і тих, хто був покараний</text:p>
      <text:p text:style-name="P1">і переслідуваний невіруючими</text:p>
      <text:p text:style-name="P1">Ви бачите, що це некоректно сказати</text:p>
      <text:p text:style-name="P1">піднесення передує скорботі</text:p>
      <text:p text:style-name="P1">тепер це точно</text:p>
      <text:p text:style-name="P1">піднесення в середині скорботи</text:p>
      <text:p text:style-name="P1">Я маю на увазі, що це точно</text:p>
      <text:p text:style-name="P1">і люди завжди кажуть мені, що ти на середині подорожі</text:p>
      <text:p text:style-name="P1">немає</text:p>
      <text:p text:style-name="P1">це не</text:p>
      <text:p text:style-name="P1">це не було сказано в середині скорботи</text:p>
      <text:p text:style-name="P1">після скорботи тих днів</text:p>
      <text:p text:style-name="P1">скажи, що буде</text:p>
      <text:p text:style-name="P1">після</text:p>
      <text:p text:style-name="P1">після</text:p>
      <text:p text:style-name="P1">після</text:p>
      <text:p text:style-name="P1">це після</text:p>
      <text:p text:style-name="P1">не до, не під час, це після</text:p>
      <text:p text:style-name="P1">але ти кажеш о</text:p>
      <text:p text:style-name="P1">люди кажуть це</text:p>
      <text:p text:style-name="P1">чому б Ісус</text:p>
      <text:p text:style-name="P1">спуститися в хмари</text:p>
      <text:p text:style-name="P1">для захоплення</text:p>
      <text:p text:style-name="P1">і вони називають це ефектом йо-йо</text:p>
      <text:p text:style-name="P1">Я чув, як люди це кажуть</text:p>
      <text:p text:style-name="P1">вони сказали, чому б нам не піднятися в хмари</text:p>
      <text:p text:style-name="P1">і повернувся на білих конях</text:p>
      <text:p text:style-name="P1">ми не спустимося на білих конях до глави 19</text:p>
      <text:p text:style-name="P1">роки пройдуть</text:p>
      <text:p text:style-name="P1">ти скажи добре звідки ти знаєш, що Божий гнів</text:p>
      <text:p text:style-name="P1">на виконання знадобляться роки</text:p>
      <text:p text:style-name="P1">бо коли засурмить перша сурма</text:p>
      <text:p text:style-name="P1">вся трава вигоріла</text:p>
      <text:p text:style-name="P1">пізніше ти побачиш траву</text:p>
      <text:p text:style-name="P1">відросла</text:p>
      <text:p text:style-name="P1">все, що вам потрібно зробити, це просто прочитати Біблію</text:p>
      <text:p text:style-name="P1">Повстання 8 і 9</text:p>
      <text:p text:style-name="P1">у розділі 9 знову є трава</text:p>
      <text:p text:style-name="P1">тому що це відбувається протягом багатьох років</text:p>
      <text:p text:style-name="P1">єдина труба</text:p>
      <text:p text:style-name="P1">чуми сарани</text:p>
      <text:p text:style-name="P1">займає п'ять місяців</text:p>
      <text:p text:style-name="P1">тому ми маємо часові рамки</text:p>
      <text:p text:style-name="P1">так що немає йо-йо і до речі</text:p>
      <text:p text:style-name="P1">востаннє я грав з йо-йо</text:p>
      <text:p text:style-name="P1">Я не викинув його, а потім він знову опустився</text:p>
      <text:p text:style-name="P1">зазвичай з йо-йо</text:p>
      <text:p text:style-name="P1"><text:soft-page-break/>Я кинув його вниз, і він знову піднявся</text:p>
      <text:p text:style-name="P1">тому я взагалі не розумію, як це йо-йо</text:p>
      <text:p text:style-name="P1">але ні, цього навіть не буде</text:p>
      <text:p text:style-name="P1">перевернуте йо-йо</text:p>
      <text:p text:style-name="P1">тепер я знаю, що люди в усьому світі</text:p>
      <text:p text:style-name="P1">і речі не дають мені цього</text:p>
      <text:p text:style-name="P1">але все одно суть така</text:p>
      <text:p text:style-name="P1">що там буде</text:p>
      <text:p text:style-name="P1">кілька років між ними</text:p>
      <text:p text:style-name="P1">захоплення та Ісуса</text:p>
      <text:p text:style-name="P1">приїзд на білому коні і Армагедон</text:p>
      <text:p text:style-name="P1">зі святими</text:p>
      <text:p text:style-name="P1">немає питань про це</text:p>
      <text:p text:style-name="P1">але Божий гнів прийде лише після скорботи</text:p>
      <text:p text:style-name="P1">і на цей гнів потрібні роки</text:p>
      <text:p text:style-name="P1">щоб Бог вилив</text:p>
      <text:p text:style-name="P1">і як він їх знищує</text:p>
      <text:p text:style-name="P1">потім знищити землю, як він це називає</text:p>
      <text:p text:style-name="P1">це скажуть інші люди</text:p>
      <text:p text:style-name="P1">вони кажуть, це схоже на йо-йо</text:p>
      <text:p text:style-name="P1">але Матвій 24 не є піднесенням</text:p>
      <text:p text:style-name="P1">тепер це смішно</text:p>
      <text:p text:style-name="P1">іноді це захоплення, коли вони цього хочуть</text:p>
      <text:p text:style-name="P1">як коли кажуть, що Ісус може прийти будь-якої миті</text:p>
      <text:p text:style-name="P1">і ти кажеш, покажи мені це в Біблії</text:p>
      <text:p text:style-name="P1">вони кажуть, що так, ніхто не знає ні дня, ні години</text:p>
      <text:p text:style-name="P1">це вірш з Матвія 24</text:p>
      <text:p text:style-name="P1">а потім через п'ять хвилин</text:p>
      <text:p text:style-name="P1">о, Матвій 24 не розповідає про піднесення</text:p>
      <text:p text:style-name="P1">але вони витягують його, коли хочуть</text:p>
      <text:p text:style-name="P1">говорити про те, що ніхто не знає ні дня, ні години</text:p>
      <text:p text:style-name="P1">незважаючи на</text:p>
      <text:p text:style-name="P1">він приходить після скорботи</text:p>
      <text:p text:style-name="P1">це та частина, яку вони не помітили</text:p>
      <text:p text:style-name="P1">і ось що вони скажуть</text:p>
      <text:p text:style-name="P1">Швидко подивіться на 1 Фессалонікійців 4</text:p>
      <text:p text:style-name="P1">і закрийте цим</text:p>
      <text:p text:style-name="P1">це більше вивчення Біблії, ніж проповідь</text:p>
      <text:p text:style-name="P1">але</text:p>
      <text:p text:style-name="P1">розумієш</text:p>
      <text:p text:style-name="P1">сьогодні є багато людей, які просто</text:p>
      <text:p text:style-name="P1">для них книга Одкровення є цим передчуттям</text:p>
      <text:p text:style-name="P1">книга</text:p>
      <text:p text:style-name="P1">що їх не можна зрозуміти</text:p>
      <text:p text:style-name="P1">це так складно</text:p>
      <text:p text:style-name="P1">і ти знаєш, що у мене було багато людей</text:p>
      <text:p text:style-name="P1">принаймні десять я не перебільшую</text:p>
      <text:p text:style-name="P1">хто сказав мені незалежно</text:p>
      <text:p text:style-name="P1">коли мене вчили</text:p>
      <text:p text:style-name="P1"><text:soft-page-break/>піднесення до скорботи</text:p>
      <text:p text:style-name="P1">Я ніколи не розумів книгу Одкровення</text:p>
      <text:p text:style-name="P1">Я навіть не хотів це читати і вивчати, бо це мене бентежило</text:p>
      <text:p text:style-name="P1">а потім сказали як тільки</text:p>
      <text:p text:style-name="P1">Я дізнався правду про це</text:p>
      <text:p text:style-name="P1">вони сказали, що тепер я люблю книгу Одкровення</text:p>
      <text:p text:style-name="P1">для мене це має сенс, я можу це зрозуміти</text:p>
      <text:p text:style-name="P1">ясно</text:p>
      <text:p text:style-name="P1">Мені багато людей так говорили</text:p>
      <text:p text:style-name="P1">тому що дивіться, Біблія чітка</text:p>
      <text:p text:style-name="P1">але коли у вас є упереджена ідея</text:p>
      <text:p text:style-name="P1">ця маленька закваска</text:p>
      <text:p text:style-name="P1">заквасить усю долю книгою Одкровення для вас</text:p>
      <text:p text:style-name="P1">і ти не можеш це зрозуміти</text:p>
      <text:p text:style-name="P1">це не має сенсу</text:p>
      <text:p text:style-name="P1">подивіться на 1 Солунян 4</text:p>
      <text:p text:style-name="P1">є ще одна річ, яку люди скажуть</text:p>
      <text:p text:style-name="P1">вони скажуть добре ти знаєш</text:p>
      <text:p text:style-name="P1">коли відбувається захоплення</text:p>
      <text:p text:style-name="P1">сам Господь єдиний</text:p>
      <text:p text:style-name="P1">хто приходить</text:p>
      <text:p text:style-name="P1">і виводить нас</text:p>
      <text:p text:style-name="P1">тоді як у Матвія 24 сказано</text:p>
      <text:p text:style-name="P1">він пошле своїх ангелів зібрати</text:p>
      <text:p text:style-name="P1">вибраний</text:p>
      <text:p text:style-name="P1">тому абсолютно різні події</text:p>
      <text:p text:style-name="P1">добре подивіться на це, затримайтеся на секунду</text:p>
      <text:p text:style-name="P1">давайте прочитаємо 1 Фессалонікійців 4</text:p>
      <text:p text:style-name="P1">він говорить</text:p>
      <text:p text:style-name="P1">у вірші № 16</text:p>
      <text:p text:style-name="P1">для самого Господа</text:p>
      <text:p text:style-name="P1">зійде з небес</text:p>
      <text:p text:style-name="P1">з криком</text:p>
      <text:p text:style-name="P1">і з голосом архангела</text:p>
      <text:p text:style-name="P1">тому ми знаємо, що голос архангела точно є</text:p>
      <text:p text:style-name="P1">і сурма Божа</text:p>
      <text:p text:style-name="P1">і мертві в Христі воскреснуть</text:p>
      <text:p text:style-name="P1">спочатку ми, які живі</text:p>
      <text:p text:style-name="P1">а залишиться буде спіймано</text:p>
      <text:p text:style-name="P1">разом з ними в хмарах</text:p>
      <text:p text:style-name="P1">тепер дозволь мені запитати тебе дещо</text:p>
      <text:p text:style-name="P1">якщо у нас є фраза</text:p>
      <text:p text:style-name="P1">ми наздогнали разом</text:p>
      <text:p text:style-name="P1">з ними в хмарах</text:p>
      <text:p text:style-name="P1">це речення називається</text:p>
      <text:p text:style-name="P1">і давайте покладемо нашу граматику</text:p>
      <text:p text:style-name="P1">зараз нам знадобиться дуже глибока граматика</text:p>
      <text:p text:style-name="P1">коли підмет речення</text:p>
      <text:p text:style-name="P1">не виконує дії</text:p>
      <text:p text:style-name="P1"><text:soft-page-break/>але отримує дію</text:p>
      <text:p text:style-name="P1">як ми називаємо це речення</text:p>
      <text:p text:style-name="P1">пасивний</text:p>
      <text:p text:style-name="P1">пасивний</text:p>
      <text:p text:style-name="P1">є правим пасивним</text:p>
      <text:p text:style-name="P1">перехідний</text:p>
      <text:p text:style-name="P1">це так</text:p>
      <text:p text:style-name="P1">це в основному пасивно</text:p>
      <text:p text:style-name="P1">тому що предмет є</text:p>
      <text:p text:style-name="P1">отримання дії</text:p>
      <text:p text:style-name="P1">ну тема є</text:p>
      <text:p text:style-name="P1">ми</text:p>
      <text:p text:style-name="P1">ми, які живі і залишилися</text:p>
      <text:p text:style-name="P1">нічого не наздогнати</text:p>
      <text:p text:style-name="P1">нас наздоженуть</text:p>
      <text:p text:style-name="P1">тепер, коли ми використовуємо такий пасивний дієприкметник</text:p>
      <text:p text:style-name="P1">в основному</text:p>
      <text:p text:style-name="P1">хтось інший виконує дію</text:p>
      <text:p text:style-name="P1">так в основному</text:p>
      <text:p text:style-name="P1">нас наздоганяють</text:p>
      <text:p text:style-name="P1">ангелами</text:p>
      <text:p text:style-name="P1">ти знаєш</text:p>
      <text:p text:style-name="P1">то в чому їх сенс</text:p>
      <text:p text:style-name="P1">бо Ісус Христос не сходить і не наздоганяє нас</text:p>
      <text:p text:style-name="P1">ми зустрічаємо його в хмарах</text:p>
      <text:p text:style-name="P1">що доводить, що він не той</text:p>
      <text:p text:style-name="P1">що спускається і наздоганяє нас</text:p>
      <text:p text:style-name="P1">в хмарах</text:p>
      <text:p text:style-name="P1">тому що ми його там зустрічаємо</text:p>
      <text:p text:style-name="P1">якби він був тим, хто б нас наздогнав</text:p>
      <text:p text:style-name="P1">він зустріне нас тут</text:p>
      <text:p text:style-name="P1">і виховання нас</text:p>
      <text:p text:style-name="P1">ні, нас підхопили ангели</text:p>
      <text:p text:style-name="P1">щоб зустріти його в повітрі</text:p>
      <text:p text:style-name="P1">Я маю на увазі, що це так просто</text:p>
      <text:p text:style-name="P1">ми разом з ними в хмарах</text:p>
      <text:p text:style-name="P1">зустріти Господа в повітрі</text:p>
      <text:p text:style-name="P1">і так ми завжди будемо з Господом</text:p>
      <text:p text:style-name="P1">не дозволяйте людям обманювати вас у цьому</text:p>
      <text:p text:style-name="P1">і це не складно</text:p>
      <text:p text:style-name="P1">і насправді проповідь була про</text:p>
      <text:p text:style-name="P1">друге пришестя Ісуса Христа</text:p>
      <text:p text:style-name="P1">і про захоплення</text:p>
      <text:p text:style-name="P1">але ви можете застосувати ці принципи</text:p>
      <text:p text:style-name="P1">це просто хороший урок</text:p>
      <text:p text:style-name="P1">як це сказати</text:p>
      <text:p text:style-name="P1">просто кинь вивчати Біблію і почни її читати</text:p>
      <text:p text:style-name="P1">мабуть, це було б хорошим місцем для початку</text:p>
      <text:p text:style-name="P1">просто прочитай</text:p>
      <text:p text:style-name="P1"><text:soft-page-break/>і просто прочитайте це за те, що це сказано</text:p>
      <text:p text:style-name="P1">не намагайтеся це перекрутити, не намагайтеся це змінити</text:p>
      <text:p text:style-name="P1">і не мати попередньої ідеї</text:p>
      <text:p text:style-name="P1">просто прочитайте, нехай Бог говорить з вами</text:p>
      <text:p text:style-name="P1">нехай Бог покаже тобі правду</text:p>
      <text:p text:style-name="P1">ви скажете, хто навчив вас того пастора Андерсона</text:p>
      <text:p text:style-name="P1">хто втягнув тебе в це</text:p>
      <text:p text:style-name="P1">хто тебе заплутав у цьому</text:p>
      <text:p text:style-name="P1">цей торт, на якому ти</text:p>
      <text:p text:style-name="P1">знаєш, що</text:p>
      <text:p text:style-name="P1">це було з 12 років</text:p>
      <text:p text:style-name="P1">і я просто взяв його і прочитав</text:p>
      <text:p text:style-name="P1">і це так просто</text:p>
      <text:p text:style-name="P1">тепер це так просто</text:p>
      <text:p text:style-name="P1">ти знаєш, після цього я більше читав</text:p>
      <text:p text:style-name="P1">Я більше вивчав, спілкувався з іншими людьми, чув інші проповіді</text:p>
      <text:p text:style-name="P1">і ви знаєте, що все це було лише підкріпленням</text:p>
      <text:p text:style-name="P1">що я побачив, коли мені було 12</text:p>
      <text:p text:style-name="P1">тому що це не так вже й складно</text:p>
      <text:p text:style-name="P1">і якщо це складно, то, ймовірно, не правильно</text:p>
      <text:p text:style-name="P1">ти бачиш Бога</text:p>
      <text:p text:style-name="P1">написав Біблію, щоб ви її зрозуміли</text:p>
      <text:p text:style-name="P1">не для того, щоб пастор Андерсон просто розкривав вам усе</text:p>
      <text:p text:style-name="P1">коли ти підеш додому</text:p>
      <text:p text:style-name="P1">сьогодні ввечері, і ти лягаєш спати</text:p>
      <text:p text:style-name="P1">і ти прокинешся завтра вранці</text:p>
      <text:p text:style-name="P1">візьміть Біблію і прочитайте її</text:p>
      <text:p text:style-name="P1">і просто прочитайте, що там написано</text:p>
      <text:p text:style-name="P1">це матиме сенс для вас, Бог покаже вам, що це означає</text:p>
      <text:p text:style-name="P1">тобі не потрібен чоловік, щоб навчати тебе</text:p>
      <text:p text:style-name="P1">нехай Біблія навчить вас</text:p>
      <text:p text:style-name="P1">і серйозно почитайте Біблію</text:p>
      <text:p text:style-name="P1">тому що наше покоління не знає Біблії</text:p>
      <text:p text:style-name="P1">і тому їм легко сидіти в церкві</text:p>
      <text:p text:style-name="P1">ми отримуємо вихідні і кричимо амінь</text:p>
      <text:p text:style-name="P1">Мені шкода, що я повинен сказати це одне</text:p>
      <text:p text:style-name="P1">Я почув проповідь</text:p>
      <text:p text:style-name="P1">від хлопця якого я знала</text:p>
      <text:p text:style-name="P1">Я ходив з ним до церкви</text:p>
      <text:p text:style-name="P1">і зараз він проходить повз церкву</text:p>
      <text:p text:style-name="P1">і він проповідує про</text:p>
      <text:p text:style-name="P1">піднесення до скорботи</text:p>
      <text:p text:style-name="P1">правильно</text:p>
      <text:p text:style-name="P1">і оскільки цей хлопець був моїм старим другом</text:p>
      <text:p text:style-name="P1">Я думав, ти знаєш, що я просто збираюся послухати це для задоволення</text:p>
      <text:p text:style-name="P1">що вони кажуть</text:p>
      <text:p text:style-name="P1">це попередні поїздки</text:p>
      <text:p text:style-name="P1">і я чув про</text:p>
      <text:p text:style-name="P1">Зазвичай, коли я був у церкві, вони не дуже туди заходили</text:p>
      <text:p text:style-name="P1"><text:soft-page-break/>тому що це так важко пояснити</text:p>
      <text:p text:style-name="P1">вони просто начебто</text:p>
      <text:p text:style-name="P1">перед поїздкою</text:p>
      <text:p text:style-name="P1">вони насправді не говорили про це</text:p>
      <text:p text:style-name="P1">вони б просто перейшли до наступного пункту</text:p>
      <text:p text:style-name="P1">ти не віриш, ти називаєш Ісуса брехуном</text:p>
      <text:p text:style-name="P1">хтось скаже амінь і просто перейде до наступного пункту</text:p>
      <text:p text:style-name="P1">але це була ціла проповідь про захоплення</text:p>
      <text:p text:style-name="P1">Я сказав, чоловіче, я повинен це почути</text:p>
      <text:p text:style-name="P1">тому я слухаю проповідь</text:p>
      <text:p text:style-name="P1">і він читає Матвія 24 з усіх місць</text:p>
      <text:p text:style-name="P1">Я схожий на Матвія 24, це буде добре</text:p>
      <text:p text:style-name="P1">він читає це</text:p>
      <text:p text:style-name="P1">і це мене дуже розчарувало</text:p>
      <text:p text:style-name="P1">він почав наближатися</text:p>
      <text:p text:style-name="P1">до</text:p>
      <text:p text:style-name="P1">страшний вірш 29</text:p>
      <text:p text:style-name="P1">що після вірша скорботи</text:p>
      <text:p text:style-name="P1">Гаразд</text:p>
      <text:p text:style-name="P1">і ось що він сказав</text:p>
      <text:p text:style-name="P1">це мене розлютило</text:p>
      <text:p text:style-name="P1">йому було близько 26, 27</text:p>
      <text:p text:style-name="P1">він почав підходити занадто близько, щоб було комфортно</text:p>
      <text:p text:style-name="P1">тому що, якщо</text:p>
      <text:p text:style-name="P1">ти навіть не хочеш переходити до вірша 28</text:p>
      <text:p text:style-name="P1">бо що, якщо чиїсь очі просто випереджають читача</text:p>
      <text:p text:style-name="P1">ти знаєш, що я кажу</text:p>
      <text:p text:style-name="P1">і що, якщо вони побачать цю фразу відразу після скорботи</text:p>
      <text:p text:style-name="P1">тому що вони читають маленьку голову пастора</text:p>
      <text:p text:style-name="P1">тому ви повинні зберегти буферну зону</text:p>
      <text:p text:style-name="P1">пару віршів до і пару віршів після</text:p>
      <text:p text:style-name="P1">Гаразд</text:p>
      <text:p text:style-name="P1">тому він потрапляє в цю буферну зону</text:p>
      <text:p text:style-name="P1">маленьке червоне світло починає загорятися</text:p>
      <text:p text:style-name="P1">і ось що він сказав</text:p>
      <text:p text:style-name="P1">і це мене розчарувало</text:p>
      <text:p text:style-name="P1">він сказав, що ми всі знаємо решту історії</text:p>
      <text:p text:style-name="P1">давайте перейдемо до віршів 30, 35</text:p>
      <text:p text:style-name="P1">Я думаю, що це було</text:p>
      <text:p text:style-name="P1">ми всі знаємо історію</text:p>
      <text:p text:style-name="P1">давайте перейдемо до 35</text:p>
      <text:p text:style-name="P1">ти брехун</text:p>
      <text:p text:style-name="P1">було б одне просто</text:p>
      <text:p text:style-name="P1">бути змішаним</text:p>
      <text:p text:style-name="P1">просто сядьте і скажіть</text:p>
      <text:p text:style-name="P1">давайте пропустимо це, тому що ви знаєте історію</text:p>
      <text:p text:style-name="P1">Я маю на увазі, що ви могли просто сказати перейти до вірша 35</text:p>
      <text:p text:style-name="P1">це було б одне</text:p>
      <text:p text:style-name="P1">але брехати і говорити це тому, що ми вже знаємо історію</text:p>
      <text:p text:style-name="P1"><text:soft-page-break/>він переходить до вірша 35</text:p>
      <text:p text:style-name="P1">і перекручує Біблію</text:p>
      <text:p text:style-name="P1">або будь-який вірш, до якого він стрибнув</text:p>
      <text:p text:style-name="P1">але це справді смішна частина</text:p>
      <text:p text:style-name="P1">Я ще не дійшов до смішного</text:p>
      <text:p text:style-name="P1">це не смішно, це сумно</text:p>
      <text:p text:style-name="P1">він проповідує разом</text:p>
      <text:p text:style-name="P1">а він випадково</text:p>
      <text:p text:style-name="P1">і до речі</text:p>
      <text:p text:style-name="P1">він робить помилки, коли я проповідував</text:p>
      <text:p text:style-name="P1">як іноді я плутаю рай і пекло</text:p>
      <text:p text:style-name="P1">хто завдав мені болю за останні два тижні</text:p>
      <text:p text:style-name="P1">зробити деякі справжні безлади</text:p>
      <text:p text:style-name="P1">чому всі ці руки піднімаються</text:p>
      <text:p text:style-name="P1">Я почув маленький уривок</text:p>
      <text:p text:style-name="P1">про проповідь, яку я проповідував півтора тижні тому</text:p>
      <text:p text:style-name="P1">і я сказав щось абсолютно незрозуміле</text:p>
      <text:p text:style-name="P1">ніби я це скажу</text:p>
      <text:p text:style-name="P1">ти знаєш</text:p>
      <text:p text:style-name="P1">Я не знаю, чи ти врятований</text:p>
      <text:p text:style-name="P1">ти йдеш до пекла</text:p>
      <text:p text:style-name="P1">ти знаєш, що всі це роблять</text:p>
      <text:p text:style-name="P1">ти знаєш, що робиш помилки</text:p>
      <text:p text:style-name="P1">перед людьми</text:p>
      <text:p text:style-name="P1">ти замерзаєш</text:p>
      <text:p text:style-name="P1">ти кажеш не те</text:p>
      <text:p text:style-name="P1">і я робив це багато разів</text:p>
      <text:p text:style-name="P1">у цього пастора був один із таких моментів</text:p>
      <text:p text:style-name="P1">а він випадково</text:p>
      <text:p text:style-name="P1">близько п'яти хвилин викликав страждання</text:p>
      <text:p text:style-name="P1">захоплення</text:p>
      <text:p text:style-name="P1">ти знаєш, що він просто мав це в голові</text:p>
      <text:p text:style-name="P1">ви знаєте, як ви робите</text:p>
      <text:p text:style-name="P1">тому він проповідує і каже</text:p>
      <text:p text:style-name="P1">ми пропустимо захоплення</text:p>
      <text:p text:style-name="P1">це дуже смішно</text:p>
      <text:p text:style-name="P1">хлопець каже амінь</text:p>
      <text:p text:style-name="P1">так каже хлопець</text:p>
      <text:p text:style-name="P1">амінь</text:p>
      <text:p text:style-name="P1">зараз, коли я слухав цю проповідь</text:p>
      <text:p text:style-name="P1">багато людей говорять амінь протягом усієї проповіді</text:p>
      <text:p text:style-name="P1">але він доходить до цієї частини</text:p>
      <text:p text:style-name="P1">і він отримав трохи менше амінь</text:p>
      <text:p text:style-name="P1">коли він каже, що ми пропустимо захоплення</text:p>
      <text:p text:style-name="P1">цей хлопець як амінь</text:p>
      <text:p text:style-name="P1">але потім пастор</text:p>
      <text:p text:style-name="P1">Ви можете сказати, що подумав, що цього недостатньо, амінь</text:p>
      <text:p text:style-name="P1">тому він сказав, що я маю на увазі, давай</text:p>
      <text:p text:style-name="P1">ми точно пропустимо захоплення</text:p>
      <text:p text:style-name="P1"><text:soft-page-break/>а потім ви чуєте, ніби п'ять людей</text:p>
      <text:p text:style-name="P1">скажи амінь</text:p>
      <text:p text:style-name="P1">тож він триває приблизно п’ять хвилин</text:p>
      <text:p text:style-name="P1">Говорячи про</text:p>
      <text:p text:style-name="P1">ми пропустимо захоплення</text:p>
      <text:p text:style-name="P1">а потім він ніби я перед захопленням</text:p>
      <text:p text:style-name="P1">як ти збираєшся сказати</text:p>
      <text:p text:style-name="P1">він ніби я перед захопленням</text:p>
      <text:p text:style-name="P1">я впевнений</text:p>
      <text:p text:style-name="P1">і нарешті він це розуміє</text:p>
      <text:p text:style-name="P1">він схожий на о, ой, я казав захоплення</text:p>
      <text:p text:style-name="P1">він як перед захопленням</text:p>
      <text:p text:style-name="P1">Я думаю, якщо ти помреш, ти знаєш</text:p>
      <text:p text:style-name="P1">перш ніж воно прийде</text:p>
      <text:p text:style-name="P1">до піднесення</text:p>
      <text:p text:style-name="P1">але просто щоб показати, що ти не робот</text:p>
      <text:p text:style-name="P1">це говорить амінь</text:p>
      <text:p text:style-name="P1">ти знаєш, що ми пропустимо захоплення</text:p>
      <text:p text:style-name="P1">амінь</text:p>
      <text:p text:style-name="P1">принаймні, коли я говорю тупі речі, він мовчить</text:p>
      <text:p text:style-name="P1">правильно</text:p>
      <text:p text:style-name="P1">наскільки це слово для цього</text:p>
      <text:p text:style-name="P1">отче, ми любимо тебе і дякуємо тобі за біблію, дорогий Боже</text:p>
      <text:p text:style-name="P1">Я дуже дякую, що маю все слово Боже</text:p>
      <text:p text:style-name="P1">Я дякую Богу, що це на моїй мові</text:p>
      <text:p text:style-name="P1">що хтось не повинен вставати за кафедру</text:p>
      <text:p text:style-name="P1">і перекладіть це мені</text:p>
      <text:p text:style-name="P1">і я мушу бути відданий якомусь священику</text:p>
      <text:p text:style-name="P1">для мене я дякую Богу, що це в мене</text:p>
      <text:p text:style-name="P1">руку і що дух святий</text:p>
      <text:p text:style-name="P1">є найкращим учителем Біблії</text:p>
      <text:p text:style-name="P1">живе всередині мене</text:p>
      <text:p text:style-name="P1">ведуть мене і направляють до всієї правди</text:p>
      <text:p text:style-name="P1">велике спасибі за твої обіцянки, милий Боже</text:p>
      <text:p text:style-name="P1">дякую, що біблія написана для мене</text:p>
      <text:p text:style-name="P1">і що це все вигідно для доктрини</text:p>
      <text:p text:style-name="P1">мені як віруючому</text:p>
      <text:p text:style-name="P1">як Божа людина для всякого навчання</text:p>
      <text:p text:style-name="P1">і праведність буде справді забезпечена</text:p>
      <text:p text:style-name="P1">і всі добрі справи допомагають нам усім, милий Бог</text:p>
      <text:p text:style-name="P1">to read it love it study it</text:p>
      <text:p text:style-name="P1">їсти дихати і спати своє слово</text:p>
      <text:p text:style-name="P1">і ми любимо вас, і в ім’я Ісуса ми молимося, амінь</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2T12:04:27.950997093</meta:creation-date>
    <dc:date>2023-07-22T14:54:47.922713164</dc:date>
    <meta:editing-duration>PT8M44S</meta:editing-duration>
    <meta:editing-cycles>4</meta:editing-cycles>
    <meta:generator>LibreOffice/7.0.4.2$Linux_X86_64 LibreOffice_project/00$Build-2</meta:generator>
    <meta:document-statistic meta:table-count="0" meta:image-count="0" meta:object-count="0" meta:page-count="30" meta:paragraph-count="1408" meta:word-count="8404" meta:character-count="45667" meta:non-whitespace-character-count="38656"/>
  </office:meta>
</office:document-meta>
</file>